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-- phpMyAdmin SQL Dump</text:span></text:p>
      <text:p text:style-name="P1"><text:span text:style-name="T1">-- version 5.2.1</text:span></text:p>
      <text:p text:style-name="P1"><text:span text:style-name="T1">-- https://www.phpmyadmin.net/</text:span></text:p>
      <text:p text:style-name="P1"><text:span text:style-name="T1">--</text:span></text:p>
      <text:p text:style-name="P1"><text:span text:style-name="T1">-- Host: 127.0.0.1:3306</text:span></text:p>
      <text:p text:style-name="P1"><text:span text:style-name="T1">-- Generation Time: May 31, 2025 at 10:08 AM</text:span></text:p>
      <text:p text:style-name="P1"><text:span text:style-name="T1">-- Server version: 9.1.0</text:span></text:p>
      <text:p text:style-name="P1"><text:span text:style-name="T1">-- PHP Version: 8.3.14</text:span></text:p>
      <text:p text:style-name="P1"><text:span text:style-name="T1"/></text:p>
      <text:p text:style-name="P1"><text:span text:style-name="T1">SET SQL_MODE = "NO_AUTO_VALUE_ON_ZERO";</text:span></text:p>
      <text:p text:style-name="P1"><text:span text:style-name="T1">START TRANSACTION;</text:span></text:p>
      <text:p text:style-name="P1"><text:span text:style-name="T1">SET time_zone = "+00:00";</text:span></text:p>
      <text:p text:style-name="P1"><text:span text:style-name="T1"/></text:p>
      <text:p text:style-name="P1"><text:span text:style-name="T1"/></text:p>
      <text:p text:style-name="P1"><text:span text:style-name="T1">/*!40101 SET @OLD_CHARACTER_SET_CLIENT=@@CHARACTER_SET_CLIENT */;</text:span></text:p>
      <text:p text:style-name="P1"><text:span text:style-name="T1">/*!40101 SET @OLD_CHARACTER_SET_RESULTS=@@CHARACTER_SET_RESULTS */;</text:span></text:p>
      <text:p text:style-name="P1"><text:span text:style-name="T1">/*!40101 SET @OLD_COLLATION_CONNECTION=@@COLLATION_CONNECTION */;</text:span></text:p>
      <text:p text:style-name="P1"><text:span text:style-name="T1">/*!40101 SET NAMES utf8mb4 */;</text:span></text:p>
      <text:p text:style-name="P1"><text:span text:style-name="T1"/></text:p>
      <text:p text:style-name="P1"><text:span text:style-name="T1">--</text:span></text:p>
      <text:p text:style-name="P1"><text:span text:style-name="T1">-- Database: `electronicsstore`</text:span></text:p>
      <text:p text:style-name="P1"><text:span text:style-name="T1">--</text:span></text:p>
      <text:p text:style-name="P1"><text:span text:style-name="T1"/></text:p>
      <text:p text:style-name="P1"><text:span text:style-name="T1">DELIMITER $$</text:span></text:p>
      <text:p text:style-name="P1"><text:span text:style-name="T1">--</text:span></text:p>
      <text:p text:style-name="P1"><text:span text:style-name="T1">-- Procedures</text:span></text:p>
      <text:p text:style-name="P1"><text:span text:style-name="T1">--</text:span></text:p>
      <text:p text:style-name="P1"><text:span text:style-name="T1">DROP PROCEDURE IF EXISTS `sp_CustomerAnalytics`$$</text:span></text:p>
      <text:p text:style-name="P1"><text:span text:style-name="T1">CREATE DEFINER=`root`@`localhost` PROCEDURE `sp_CustomerAnalytics` (IN `p_CustomerID` INT, IN `p_StartDate` DATE, IN `p_EndDate` DATE)<text:s text:c="3"/>BEGIN</text:span></text:p>
      <text:p text:style-name="P1"><text:span text:style-name="T1"><text:s text:c="4"/>DECLARE v_CustomerExists INT DEFAULT 0;</text:span></text:p>
      <text:p text:style-name="P1"><text:span text:style-name="T1"><text:s text:c="4"/>DECLARE v_CustomerName VARCHAR(100);</text:span></text:p>
      <text:p text:style-name="P1"><text:span text:style-name="T1"><text:s text:c="4"/></text:span></text:p>
      <text:p text:style-name="P1"><text:span text:style-name="T1"><text:s text:c="4"/>-- Validate customer exists</text:span></text:p>
      <text:p text:style-name="P1"><text:span text:style-name="T1"><text:s text:c="4"/>SELECT COUNT(*), CONCAT(FirstName, ' ', LastName) </text:span></text:p>
      <text:p text:style-name="P1"><text:span text:style-name="T1"><text:s text:c="4"/>INTO v_CustomerExists, v_CustomerName</text:span></text:p>
      <text:p text:style-name="P1"><text:span text:style-name="T1"><text:s text:c="4"/>FROM Customers </text:span></text:p>
      <text:p text:style-name="P1"><text:span text:style-name="T1"><text:s text:c="4"/>WHERE CustomerID = p_CustomerID;</text:span></text:p>
      <text:p text:style-name="P1"><text:span text:style-name="T1"><text:s text:c="4"/></text:span></text:p>
      <text:p text:style-name="P1"><text:span text:style-name="T1"><text:s text:c="4"/>IF v_CustomerExists = 0 THEN</text:span></text:p>
      <text:p text:style-name="P1"><text:span text:style-name="T1"><text:s text:c="8"/>SELECT 'Customer not found' AS ErrorMessage;</text:span></text:p>
      <text:p text:style-name="P1"><text:span text:style-name="T1"><text:s text:c="4"/>ELSE</text:span></text:p>
      <text:p text:style-name="P1"><text:span text:style-name="T1"><text:s text:c="8"/>-- Customer Summary Information</text:span></text:p>
      <text:p text:style-name="P1"><text:span text:style-name="T1"><text:s text:c="8"/>SELECT </text:span></text:p>
      <text:p text:style-name="P1"><text:span text:style-name="T1"><text:s text:c="12"/>p_CustomerID AS CustomerID,</text:span></text:p>
      <text:p text:style-name="P1"><text:span text:style-name="T1"><text:s text:c="12"/>v_CustomerName AS CustomerName,</text:span></text:p>
      <text:p text:style-name="P1"><text:span text:style-name="T1"><text:s text:c="12"/>c.Email,</text:span></text:p>
      <text:p text:style-name="P1"><text:span text:style-name="T1"><text:s text:c="12"/>c.RegistrationDate,</text:span></text:p>
      <text:p text:style-name="P1"><text:span text:style-name="T1"><text:s text:c="12"/>DATEDIFF(CURDATE(), c.RegistrationDate) AS DaysSinceRegistration</text:span></text:p>
      <text:p text:style-name="P1"><text:span text:style-name="T1"><text:s text:c="8"/>FROM Customers c</text:span></text:p>
      <text:p text:style-name="P1"><text:span text:style-name="T1"><text:s text:c="8"/>WHERE c.CustomerID = p_CustomerID;</text:span></text:p>
      <text:p text:style-name="P1"><text:span text:style-name="T1"><text:s text:c="8"/></text:span></text:p>
      <text:p text:style-name="P1"><text:span text:style-name="T1"><text:s text:c="8"/>-- Order Summary for Date Range</text:span></text:p>
      <text:p text:style-name="P1"><text:span text:style-name="T1"><text:s text:c="8"/>SELECT </text:span></text:p>
      <text:p text:style-name="P1"><text:span text:style-name="T1"><text:s text:c="12"/>'Order Summary' AS ReportSection,</text:span></text:p>
      <text:p text:style-name="P1"><text:span text:style-name="T1"><text:s text:c="12"/>COUNT(*) AS TotalOrders,</text:span></text:p>
      <text:p text:style-name="P1"><text:span text:style-name="T1"><text:s text:c="12"/>COALESCE(SUM(TotalAmount), 0) AS TotalSpent,</text:span></text:p>
      <text:p text:style-name="P1"><text:span text:style-name="T1"><text:s text:c="12"/>COALESCE(AVG(TotalAmount), 0) AS AverageOrderValue,</text:span></text:p>
      <text:p text:style-name="P1"><text:span text:style-name="T1"><text:s text:c="12"/>COALESCE(MIN(TotalAmount), 0) AS MinOrderValue,</text:span></text:p>
      <text:p text:style-name="P1"><text:span text:style-name="T1"><text:s text:c="12"/>COALESCE(MAX(TotalAmount), 0) AS MaxOrderValue,</text:span></text:p>
      <text:p text:style-name="P1"><text:span text:style-name="T1"><text:s text:c="12"/>COUNT(CASE WHEN OrderStatus = 'Delivered' THEN 1 END) AS DeliveredOrders,</text:span></text:p>
      <text:p text:style-name="P1"><text:span text:style-name="T1"><text:s text:c="12"/>COUNT(CASE WHEN OrderStatus = 'Cancelled' THEN 1 END) AS CancelledOrders</text:span></text:p>
      <text:p text:style-name="P1"><text:span text:style-name="T1"><text:s text:c="8"/>FROM Orders</text:span></text:p>
      <text:p text:style-name="P1"><text:span text:style-name="T1"><text:s text:c="8"/>WHERE CustomerID = p_CustomerID </text:span></text:p>
      <text:p text:style-name="P1"><text:span text:style-name="T1"><text:s text:c="12"/>AND OrderDate BETWEEN p_StartDate AND p_EndDate;</text:span></text:p>
      <text:p text:style-name="P1"><text:span text:style-name="T1"><text:s text:c="8"/></text:span></text:p>
      <text:p text:style-name="P1"><text:span text:style-name="T1"><text:s text:c="8"/>-- Top Purchased Categories</text:span></text:p>
      <text:p text:style-name="P1"><text:span text:style-name="T1"><text:s text:c="8"/>SELECT </text:span></text:p>
      <text:p text:style-name="P1"><text:span text:style-name="T1"><text:s text:c="12"/>'Top Categories' AS ReportSection,</text:span></text:p>
      <text:p text:style-name="P1"><text:span text:style-name="T1"><text:s text:c="12"/>cat.CategoryName,</text:span></text:p>
      <text:p text:style-name="P1"><text:span text:style-name="T1"><text:s text:c="12"/>COUNT(*) AS TimesPurchased,</text:span></text:p>
      <text:p text:style-name="P1"><text:span text:style-name="T1"><text:s text:c="12"/>SUM(oi.Quantity) AS TotalQuantity,</text:span></text:p>
      <text:p text:style-name="P1"><text:span text:style-name="T1"><text:s text:c="12"/>SUM(oi.TotalPrice) AS TotalSpent,</text:span></text:p>
      <text:p text:style-name="P1"><text:span text:style-name="T1"><text:s text:c="12"/>AVG(oi.UnitPrice) AS AvgPricePerItem</text:span></text:p>
      <text:p text:style-name="P1"><text:span text:style-name="T1"><text:s text:c="8"/>FROM Orders o</text:span></text:p>
      <text:p text:style-name="P1"><text:span text:style-name="T1"><text:s text:c="8"/>INNER JOIN OrderItems oi ON o.OrderID = oi.OrderID</text:span></text:p>
      <text:p text:style-name="P1"><text:span text:style-name="T1"><text:s text:c="8"/>INNER JOIN Products p ON oi.ProductID = p.ProductID</text:span></text:p>
      <text:p text:style-name="P1"><text:span text:style-name="T1"><text:s text:c="8"/>INNER JOIN Categories cat ON p.CategoryID = cat.CategoryID</text:span></text:p>
      <text:p text:style-name="P1"><text:span text:style-name="T1"><text:s text:c="8"/>WHERE o.CustomerID = p_CustomerID </text:span></text:p>
      <text:p text:style-name="P1"><text:span text:style-name="T1"><text:s text:c="12"/>AND o.OrderDate BETWEEN p_StartDate AND p_EndDate</text:span></text:p>
      <text:p text:style-name="P1"><text:span text:style-name="T1"><text:s text:c="8"/>GROUP BY cat.CategoryID, cat.CategoryName</text:span></text:p>
      <text:p text:style-name="P1"><text:span text:style-name="T1"><text:s text:c="8"/>ORDER BY TotalSpent DESC</text:span></text:p>
      <text:p text:style-name="P1"><text:span text:style-name="T1"><text:s text:c="8"/>LIMIT 5;</text:span></text:p>
      <text:p text:style-name="P1"><text:span text:style-name="T1"><text:s text:c="8"/></text:span></text:p>
      <text:p text:style-name="P1"><text:span text:style-name="T1"><text:s text:c="8"/>-- Monthly Purchase Trend</text:span></text:p>
      <text:p text:style-name="P1"><text:span text:style-name="T1"><text:s text:c="8"/>SELECT </text:span></text:p>
      <text:p text:style-name="P1"><text:span text:style-name="T1"><text:s text:c="12"/>'Monthly Trend' AS ReportSection,</text:span></text:p>
      <text:p text:style-name="P1"><text:span text:style-name="T1"><text:s text:c="12"/>DATE_FORMAT(o.OrderDate, '%Y-%m') AS Month,</text:span></text:p>
      <text:p text:style-name="P1"><text:span text:style-name="T1"><text:s text:c="12"/>COUNT(*) AS OrderCount,</text:span></text:p>
      <text:p text:style-name="P1"><text:span text:style-name="T1"><text:s text:c="12"/>SUM(o.TotalAmount) AS MonthlySpent,</text:span></text:p>
      <text:p text:style-name="P1"><text:span text:style-name="T1"><text:s text:c="12"/>AVG(o.TotalAmount) AS AvgOrderValue</text:span></text:p>
      <text:p text:style-name="P1"><text:span text:style-name="T1"><text:s text:c="8"/>FROM Orders o</text:span></text:p>
      <text:p text:style-name="P1"><text:span text:style-name="T1"><text:s text:c="8"/>WHERE o.CustomerID = p_CustomerID </text:span></text:p>
      <text:p text:style-name="P1"><text:span text:style-name="T1"><text:s text:c="12"/>AND o.OrderDate BETWEEN p_StartDate AND p_EndDate</text:span></text:p>
      <text:p text:style-name="P1"><text:span text:style-name="T1"><text:s text:c="8"/>GROUP BY DATE_FORMAT(o.OrderDate, '%Y-%m')</text:span></text:p>
      <text:p text:style-name="P1"><text:span text:style-name="T1"><text:s text:c="8"/>ORDER BY Month;</text:span></text:p>
      <text:p text:style-name="P1"><text:span text:style-name="T1"><text:s text:c="8"/></text:span></text:p>
      <text:p text:style-name="P1"><text:span text:style-name="T1"><text:s text:c="8"/>-- Product Reviews by Customer</text:span></text:p>
      <text:p text:style-name="P1"><text:span text:style-name="T1"><text:s text:c="8"/>SELECT </text:span></text:p>
      <text:p text:style-name="P1"><text:span text:style-name="T1"><text:s text:c="12"/>'Customer Reviews' AS ReportSection,</text:span></text:p>
      <text:p text:style-name="P1"><text:span text:style-name="T1"><text:s text:c="12"/>p.ProductName,</text:span></text:p>
      <text:p text:style-name="P1"><text:span text:style-name="T1"><text:s text:c="12"/>r.Rating,</text:span></text:p>
      <text:p text:style-name="P1"><text:span text:style-name="T1"><text:s text:c="12"/>r.ReviewText,</text:span></text:p>
      <text:p text:style-name="P1"><text:span text:style-name="T1"><text:s text:c="12"/>r.ReviewDate,</text:span></text:p>
      <text:p text:style-name="P1"><text:span text:style-name="T1"><text:s text:c="12"/>r.IsVerifiedPurchase</text:span></text:p>
      <text:p text:style-name="P1"><text:span text:style-name="T1"><text:s text:c="8"/>FROM Reviews r</text:span></text:p>
      <text:p text:style-name="P1"><text:span text:style-name="T1"><text:s text:c="8"/>INNER JOIN Products p ON r.ProductID = p.ProductID</text:span></text:p>
      <text:p text:style-name="P1"><text:span text:style-name="T1"><text:s text:c="8"/>WHERE r.CustomerID = p_CustomerID </text:span></text:p>
      <text:p text:style-name="P1"><text:span text:style-name="T1"><text:s text:c="12"/>AND r.ReviewDate BETWEEN p_StartDate AND p_EndDate</text:span></text:p>
      <text:p text:style-name="P1"><text:span text:style-name="T1"><text:s text:c="8"/>ORDER BY r.ReviewDate DESC;</text:span></text:p>
      <text:p text:style-name="P1"><text:span text:style-name="T1"><text:s text:c="4"/>END IF;</text:span></text:p>
      <text:p text:style-name="P1"><text:span text:style-name="T1"><text:s text:c="4"/></text:span></text:p>
      <text:p text:style-name="P1"><text:span text:style-name="T1">END$$</text:span></text:p>
      <text:p text:style-name="P1"><text:span text:style-name="T1"/></text:p>
      <text:p text:style-name="P1"><text:span text:style-name="T1">DROP PROCEDURE IF EXISTS `sp_InventoryManagement`$$</text:span></text:p>
      <text:p text:style-name="P1"><text:span text:style-name="T1">CREATE DEFINER=`root`@`localhost` PROCEDURE `sp_InventoryManagement` (IN `p_Action` VARCHAR(20), IN `p_ProductID` INT, IN `p_NewQuantity` INT, IN `p_ReorderLevel` INT)<text:s text:c="3"/>proc_label: BEGIN</text:span></text:p>
      <text:p text:style-name="P1"><text:span text:style-name="T1"><text:s text:c="4"/>DECLARE v_ProductExists INT DEFAULT 0;</text:span></text:p>
      <text:p text:style-name="P1"><text:span text:style-name="T1"><text:s text:c="4"/>DECLARE v_CurrentStock INT DEFAULT 0;</text:span></text:p>
      <text:p text:style-name="P1"><text:span text:style-name="T1"><text:s text:c="4"/>DECLARE v_ProductName VARCHAR(120);</text:span></text:p>
      <text:p text:style-name="P1"><text:span text:style-name="T1"><text:s text:c="4"/></text:span></text:p>
      <text:p text:style-name="P1"><text:span text:style-name="T1"><text:s text:c="4"/>-- Action: RESTOCK - Add stock to specific product</text:span></text:p>
      <text:p text:style-name="P1"><text:span text:style-name="T1"><text:s text:c="4"/>IF p_Action = 'RESTOCK' THEN</text:span></text:p>
      <text:p text:style-name="P1"><text:span text:style-name="T1"><text:s text:c="8"/></text:span></text:p>
      <text:p text:style-name="P1"><text:span text:style-name="T1"><text:s text:c="8"/>IF p_ProductID IS NULL OR p_NewQuantity IS NULL OR p_NewQuantity &lt;= 0 THEN</text:span></text:p>
      <text:p text:style-name="P1"><text:span text:style-name="T1"><text:s text:c="12"/>SELECT 'Invalid parameters for RESTOCK action' AS ErrorMessage;</text:span></text:p>
      <text:p text:style-name="P1"><text:span text:style-name="T1"><text:s text:c="12"/>LEAVE proc_label;</text:span></text:p>
      <text:p text:style-name="P1"><text:span text:style-name="T1"><text:s text:c="8"/>END IF;</text:span></text:p>
      <text:p text:style-name="P1"><text:span text:style-name="T1"><text:s text:c="8"/></text:span></text:p>
      <text:p text:style-name="P1"><text:span text:style-name="T1"><text:s text:c="8"/>-- Validate product exists</text:span></text:p>
      <text:p text:style-name="P1"><text:span text:style-name="T1"><text:s text:c="8"/>SELECT COUNT(*), ProductName INTO v_ProductExists, v_ProductName</text:span></text:p>
      <text:p text:style-name="P1"><text:span text:style-name="T1"><text:s text:c="8"/>FROM Products </text:span></text:p>
      <text:p text:style-name="P1"><text:span text:style-name="T1"><text:s text:c="8"/>WHERE ProductID = p_ProductID AND IsActive = TRUE;</text:span></text:p>
      <text:p text:style-name="P1"><text:span text:style-name="T1"><text:s text:c="8"/></text:span></text:p>
      <text:p text:style-name="P1"><text:span text:style-name="T1"><text:s text:c="8"/>IF v_ProductExists = 0 THEN</text:span></text:p>
      <text:p text:style-name="P1"><text:span text:style-name="T1"><text:s text:c="12"/>SELECT 'Product not found or inactive' AS ErrorMessage;</text:span></text:p>
      <text:p text:style-name="P1"><text:span text:style-name="T1"><text:s text:c="12"/>LEAVE proc_label;</text:span></text:p>
      <text:p text:style-name="P1"><text:span text:style-name="T1"><text:s text:c="8"/>END IF;</text:span></text:p>
      <text:p text:style-name="P1"><text:span text:style-name="T1"><text:s text:c="8"/></text:span></text:p>
      <text:p text:style-name="P1"><text:span text:style-name="T1"><text:s text:c="8"/>-- Update inventory</text:span></text:p>
      <text:p text:style-name="P1"><text:span text:style-name="T1"><text:s text:c="8"/>UPDATE Inventory </text:span></text:p>
      <text:p text:style-name="P1"><text:span text:style-name="T1"><text:s text:c="8"/>SET QuantityInStock = QuantityInStock + p_NewQuantity,</text:span></text:p>
      <text:p text:style-name="P1"><text:span text:style-name="T1"><text:s text:c="12"/>LastRestockDate = NOW()</text:span></text:p>
      <text:p text:style-name="P1"><text:span text:style-name="T1"><text:s text:c="8"/>WHERE ProductID = p_ProductID;</text:span></text:p>
      <text:p text:style-name="P1"><text:span text:style-name="T1"><text:s text:c="8"/></text:span></text:p>
      <text:p text:style-name="P1"><text:span text:style-name="T1"><text:s text:c="8"/>-- Get updated stock level</text:span></text:p>
      <text:p text:style-name="P1"><text:span text:style-name="T1"><text:s text:c="8"/>SELECT QuantityInStock INTO v_CurrentStock</text:span></text:p>
      <text:p text:style-name="P1"><text:span text:style-name="T1"><text:s text:c="8"/>FROM Inventory </text:span></text:p>
      <text:p text:style-name="P1"><text:span text:style-name="T1"><text:s text:c="8"/>WHERE ProductID = p_ProductID;</text:span></text:p>
      <text:p text:style-name="P1"><text:span text:style-name="T1"><text:s text:c="8"/></text:span></text:p>
      <text:p text:style-name="P1"><text:span text:style-name="T1"><text:s text:c="8"/>SELECT </text:span></text:p>
      <text:p text:style-name="P1"><text:span text:style-name="T1"><text:s text:c="12"/>'RESTOCK_SUCCESS' AS ActionResult,</text:span></text:p>
      <text:p text:style-name="P1"><text:span text:style-name="T1"><text:s text:c="12"/>p_ProductID AS ProductID,</text:span></text:p>
      <text:p text:style-name="P1"><text:span text:style-name="T1"><text:s text:c="12"/>v_ProductName AS ProductName,</text:span></text:p>
      <text:p text:style-name="P1"><text:span text:style-name="T1"><text:s text:c="12"/>p_NewQuantity AS QuantityAdded,</text:span></text:p>
      <text:p text:style-name="P1"><text:span text:style-name="T1"><text:s text:c="12"/>v_CurrentStock AS NewStockLevel,</text:span></text:p>
      <text:p text:style-name="P1"><text:span text:style-name="T1"><text:s text:c="12"/>NOW() AS RestockDate;</text:span></text:p>
      <text:p text:style-name="P1"><text:span text:style-name="T1"><text:s text:c="12"/></text:span></text:p>
      <text:p text:style-name="P1"><text:span text:style-name="T1"><text:s text:c="4"/>-- Action: ALERT - Show low stock products</text:span></text:p>
      <text:p text:style-name="P1"><text:span text:style-name="T1"><text:s text:c="4"/>ELSEIF p_Action = 'ALERT' THEN</text:span></text:p>
      <text:p text:style-name="P1"><text:span text:style-name="T1"><text:s text:c="8"/></text:span></text:p>
      <text:p text:style-name="P1"><text:span text:style-name="T1"><text:s text:c="8"/>SELECT </text:span></text:p>
      <text:p text:style-name="P1"><text:span text:style-name="T1"><text:s text:c="12"/>'LOW_STOCK_ALERT' AS AlertType,</text:span></text:p>
      <text:p text:style-name="P1"><text:span text:style-name="T1"><text:s text:c="12"/>p.ProductID,</text:span></text:p>
      <text:p text:style-name="P1"><text:span text:style-name="T1"><text:s text:c="12"/>p.ProductName,</text:span></text:p>
      <text:p text:style-name="P1"><text:span text:style-name="T1"><text:s text:c="12"/>p.SKU,</text:span></text:p>
      <text:p text:style-name="P1"><text:span text:style-name="T1"><text:s text:c="12"/>cat.CategoryName,</text:span></text:p>
      <text:p text:style-name="P1"><text:span text:style-name="T1"><text:s text:c="12"/>sup.CompanyName AS SupplierName,</text:span></text:p>
      <text:p text:style-name="P1"><text:span text:style-name="T1"><text:s text:c="12"/>i.QuantityInStock,</text:span></text:p>
      <text:p text:style-name="P1"><text:span text:style-name="T1"><text:s text:c="12"/>i.ReorderLevel,</text:span></text:p>
      <text:p text:style-name="P1"><text:span text:style-name="T1"><text:s text:c="12"/>(i.ReorderLevel - i.QuantityInStock) AS StockDeficit,</text:span></text:p>
      <text:p text:style-name="P1"><text:span text:style-name="T1"><text:s text:c="12"/>i.LastRestockDate,</text:span></text:p>
      <text:p text:style-name="P1"><text:span text:style-name="T1"><text:s text:c="12"/>DATEDIFF(NOW(), i.LastRestockDate) AS DaysSinceRestock</text:span></text:p>
      <text:p text:style-name="P1"><text:span text:style-name="T1"><text:s text:c="8"/>FROM Products p</text:span></text:p>
      <text:p text:style-name="P1"><text:span text:style-name="T1"><text:s text:c="8"/>INNER JOIN Categories cat ON p.CategoryID = cat.CategoryID</text:span></text:p>
      <text:p text:style-name="P1"><text:span text:style-name="T1"><text:s text:c="8"/>INNER JOIN Suppliers sup ON p.SupplierID = sup.SupplierID</text:span></text:p>
      <text:p text:style-name="P1"><text:span text:style-name="T1"><text:s text:c="8"/>INNER JOIN Inventory i ON p.ProductID = i.ProductID</text:span></text:p>
      <text:p text:style-name="P1"><text:span text:style-name="T1"><text:s text:c="8"/>WHERE p.IsActive = TRUE</text:span></text:p>
      <text:p text:style-name="P1"><text:span text:style-name="T1"><text:s text:c="12"/>AND i.QuantityInStock &lt;= i.ReorderLevel</text:span></text:p>
      <text:p text:style-name="P1"><text:span text:style-name="T1"><text:s text:c="8"/>ORDER BY (i.ReorderLevel - i.QuantityInStock) DESC, p.ProductName;</text:span></text:p>
      <text:p text:style-name="P1"><text:span text:style-name="T1"><text:s text:c="8"/></text:span></text:p>
      <text:p text:style-name="P1"><text:span text:style-name="T1"><text:s text:c="4"/>-- Action: ADJUST - Adjust reorder level for specific product</text:span></text:p>
      <text:p text:style-name="P1"><text:span text:style-name="T1"><text:s text:c="4"/>ELSEIF p_Action = 'ADJUST' THEN</text:span></text:p>
      <text:p text:style-name="P1"><text:span text:style-name="T1"><text:s text:c="8"/></text:span></text:p>
      <text:p text:style-name="P1"><text:span text:style-name="T1"><text:s text:c="8"/>IF p_ProductID IS NULL OR p_ReorderLevel IS NULL OR p_ReorderLevel &lt; 0 THEN</text:span></text:p>
      <text:p text:style-name="P1"><text:span text:style-name="T1"><text:s text:c="12"/>SELECT 'Invalid parameters for ADJUST action' AS ErrorMessage;</text:span></text:p>
      <text:p text:style-name="P1"><text:span text:style-name="T1"><text:s text:c="12"/>LEAVE proc_label;</text:span></text:p>
      <text:p text:style-name="P1"><text:span text:style-name="T1"><text:s text:c="8"/>END IF;</text:span></text:p>
      <text:p text:style-name="P1"><text:span text:style-name="T1"><text:s text:c="8"/></text:span></text:p>
      <text:p text:style-name="P1"><text:span text:style-name="T1"><text:s text:c="8"/>-- Validate product exists</text:span></text:p>
      <text:p text:style-name="P1"><text:span text:style-name="T1"><text:s text:c="8"/>SELECT COUNT(*), ProductName INTO v_ProductExists, v_ProductName</text:span></text:p>
      <text:p text:style-name="P1"><text:span text:style-name="T1"><text:s text:c="8"/>FROM Products </text:span></text:p>
      <text:p text:style-name="P1"><text:span text:style-name="T1"><text:s text:c="8"/>WHERE ProductID = p_ProductID AND IsActive = TRUE;</text:span></text:p>
      <text:p text:style-name="P1"><text:span text:style-name="T1"><text:s text:c="8"/></text:span></text:p>
      <text:p text:style-name="P1"><text:span text:style-name="T1"><text:s text:c="8"/>IF v_ProductExists = 0 THEN</text:span></text:p>
      <text:p text:style-name="P1"><text:span text:style-name="T1"><text:s text:c="12"/>SELECT 'Product not found or inactive' AS ErrorMessage;</text:span></text:p>
      <text:p text:style-name="P1"><text:span text:style-name="T1"><text:s text:c="12"/>LEAVE proc_label;</text:span></text:p>
      <text:p text:style-name="P1"><text:span text:style-name="T1"><text:s text:c="8"/>END IF;</text:span></text:p>
      <text:p text:style-name="P1"><text:span text:style-name="T1"><text:s text:c="8"/></text:span></text:p>
      <text:p text:style-name="P1"><text:span text:style-name="T1"><text:s text:c="8"/>-- Update reorder level</text:span></text:p>
      <text:p text:style-name="P1"><text:span text:style-name="T1"><text:s text:c="8"/>UPDATE Inventory </text:span></text:p>
      <text:p text:style-name="P1"><text:span text:style-name="T1"><text:s text:c="8"/>SET ReorderLevel = p_ReorderLevel</text:span></text:p>
      <text:p text:style-name="P1"><text:span text:style-name="T1"><text:s text:c="8"/>WHERE ProductID = p_ProductID;</text:span></text:p>
      <text:p text:style-name="P1"><text:span text:style-name="T1"><text:s text:c="8"/></text:span></text:p>
      <text:p text:style-name="P1"><text:span text:style-name="T1"><text:s text:c="8"/>SELECT </text:span></text:p>
      <text:p text:style-name="P1"><text:span text:style-name="T1"><text:s text:c="12"/>'ADJUST_SUCCESS' AS ActionResult,</text:span></text:p>
      <text:p text:style-name="P1"><text:span text:style-name="T1"><text:s text:c="12"/>p_ProductID AS ProductID,</text:span></text:p>
      <text:p text:style-name="P1"><text:span text:style-name="T1"><text:s text:c="12"/>v_ProductName AS ProductName,</text:span></text:p>
      <text:p text:style-name="P1"><text:span text:style-name="T1"><text:s text:c="12"/>p_ReorderLevel AS NewReorderLevel;</text:span></text:p>
      <text:p text:style-name="P1"><text:span text:style-name="T1"><text:s text:c="12"/></text:span></text:p>
      <text:p text:style-name="P1"><text:span text:style-name="T1"><text:s text:c="4"/>-- Action: REPORT - Full inventory report</text:span></text:p>
      <text:p text:style-name="P1"><text:span text:style-name="T1"><text:s text:c="4"/>ELSEIF p_Action = 'REPORT' THEN</text:span></text:p>
      <text:p text:style-name="P1"><text:span text:style-name="T1"><text:s text:c="8"/></text:span></text:p>
      <text:p text:style-name="P1"><text:span text:style-name="T1"><text:s text:c="8"/>SELECT </text:span></text:p>
      <text:p text:style-name="P1"><text:span text:style-name="T1"><text:s text:c="12"/>'INVENTORY_REPORT' AS ReportType,</text:span></text:p>
      <text:p text:style-name="P1"><text:span text:style-name="T1"><text:s text:c="12"/>p.ProductID,</text:span></text:p>
      <text:p text:style-name="P1"><text:span text:style-name="T1"><text:s text:c="12"/>p.ProductName,</text:span></text:p>
      <text:p text:style-name="P1"><text:span text:style-name="T1"><text:s text:c="12"/>p.SKU,</text:span></text:p>
      <text:p text:style-name="P1"><text:span text:style-name="T1"><text:s text:c="12"/>cat.CategoryName,</text:span></text:p>
      <text:p text:style-name="P1"><text:span text:style-name="T1"><text:s text:c="12"/>i.QuantityInStock,</text:span></text:p>
      <text:p text:style-name="P1"><text:span text:style-name="T1"><text:s text:c="12"/>i.ReorderLevel,</text:span></text:p>
      <text:p text:style-name="P1"><text:span text:style-name="T1"><text:s text:c="12"/>CASE </text:span></text:p>
      <text:p text:style-name="P1"><text:span text:style-name="T1"><text:s text:c="16"/>WHEN i.QuantityInStock &lt;= 0 THEN 'OUT_OF_STOCK'</text:span></text:p>
      <text:p text:style-name="P1"><text:span text:style-name="T1"><text:s text:c="16"/>WHEN i.QuantityInStock &lt;= i.ReorderLevel THEN 'LOW_STOCK'</text:span></text:p>
      <text:p text:style-name="P1"><text:span text:style-name="T1"><text:s text:c="16"/>WHEN i.QuantityInStock &lt;= (i.ReorderLevel * 2) THEN 'MEDIUM_STOCK'</text:span></text:p>
      <text:p text:style-name="P1"><text:span text:style-name="T1"><text:s text:c="16"/>ELSE 'HIGH_STOCK'</text:span></text:p>
      <text:p text:style-name="P1"><text:span text:style-name="T1"><text:s text:c="12"/>END AS StockStatus,</text:span></text:p>
      <text:p text:style-name="P1"><text:span text:style-name="T1"><text:s text:c="12"/>i.PurchaseCost,</text:span></text:p>
      <text:p text:style-name="P1"><text:span text:style-name="T1"><text:s text:c="12"/>p.Price AS SellPrice,</text:span></text:p>
      <text:p text:style-name="P1"><text:span text:style-name="T1"><text:s text:c="12"/>ROUND(((p.Price - COALESCE(i.PurchaseCost, 0)) / p.Price * 100), 2) AS ProfitMarginPercent,</text:span></text:p>
      <text:p text:style-name="P1"><text:span text:style-name="T1"><text:s text:c="12"/>(i.QuantityInStock * COALESCE(i.PurchaseCost, 0)) AS InventoryValue,</text:span></text:p>
      <text:p text:style-name="P1"><text:span text:style-name="T1"><text:s text:c="12"/>i.LastRestockDate</text:span></text:p>
      <text:p text:style-name="P1"><text:span text:style-name="T1"><text:s text:c="8"/>FROM Products p</text:span></text:p>
      <text:p text:style-name="P1"><text:span text:style-name="T1"><text:s text:c="8"/>INNER JOIN Categories cat ON p.CategoryID = cat.CategoryID</text:span></text:p>
      <text:p text:style-name="P1"><text:span text:style-name="T1"><text:s text:c="8"/>LEFT JOIN Inventory i ON p.ProductID = i.ProductID</text:span></text:p>
      <text:p text:style-name="P1"><text:span text:style-name="T1"><text:s text:c="8"/>WHERE p.IsActive = TRUE</text:span></text:p>
      <text:p text:style-name="P1"><text:span text:style-name="T1"><text:s text:c="8"/>ORDER BY cat.CategoryName, p.ProductName;</text:span></text:p>
      <text:p text:style-name="P1"><text:span text:style-name="T1"><text:s text:c="8"/></text:span></text:p>
      <text:p text:style-name="P1"><text:span text:style-name="T1"><text:s text:c="8"/>-- Summary statistics</text:span></text:p>
      <text:p text:style-name="P1"><text:span text:style-name="T1"><text:s text:c="8"/>SELECT </text:span></text:p>
      <text:p text:style-name="P1"><text:span text:style-name="T1"><text:s text:c="12"/>'INVENTORY_SUMMARY' AS SummaryType,</text:span></text:p>
      <text:p text:style-name="P1"><text:span text:style-name="T1"><text:s text:c="12"/>COUNT(*) AS TotalProducts,</text:span></text:p>
      <text:p text:style-name="P1"><text:span text:style-name="T1"><text:s text:c="12"/>SUM(CASE WHEN COALESCE(i.QuantityInStock, 0) &lt;= 0 THEN 1 ELSE 0 END) AS OutOfStockCount,</text:span></text:p>
      <text:p text:style-name="P1"><text:span text:style-name="T1"><text:s text:c="12"/>SUM(CASE WHEN COALESCE(i.QuantityInStock, 0) &lt;= COALESCE(i.ReorderLevel, 0) AND COALESCE(i.QuantityInStock, 0) &gt; 0 THEN 1 ELSE 0 END) AS LowStockCount,</text:span></text:p>
      <text:p text:style-name="P1"><text:span text:style-name="T1"><text:s text:c="12"/>SUM(COALESCE(i.QuantityInStock, 0) * COALESCE(i.PurchaseCost, 0)) AS TotalInventoryValue,</text:span></text:p>
      <text:p text:style-name="P1"><text:span text:style-name="T1"><text:s text:c="12"/>AVG(COALESCE(i.QuantityInStock, 0)) AS AvgStockLevel</text:span></text:p>
      <text:p text:style-name="P1"><text:span text:style-name="T1"><text:s text:c="8"/>FROM Products p</text:span></text:p>
      <text:p text:style-name="P1"><text:span text:style-name="T1"><text:s text:c="8"/>LEFT JOIN Inventory i ON p.ProductID = i.ProductID</text:span></text:p>
      <text:p text:style-name="P1"><text:span text:style-name="T1"><text:s text:c="8"/>WHERE p.IsActive = TRUE;</text:span></text:p>
      <text:p text:style-name="P1"><text:span text:style-name="T1"><text:s text:c="8"/></text:span></text:p>
      <text:p text:style-name="P1"><text:span text:style-name="T1"><text:s text:c="4"/>ELSE</text:span></text:p>
      <text:p text:style-name="P1"><text:span text:style-name="T1"><text:s text:c="8"/>SELECT 'Invalid action. Use: RESTOCK, ALERT, ADJUST, or REPORT' AS ErrorMessage;</text:span></text:p>
      <text:p text:style-name="P1"><text:span text:style-name="T1"><text:s text:c="4"/>END IF;</text:span></text:p>
      <text:p text:style-name="P1"><text:span text:style-name="T1"><text:s text:c="4"/></text:span></text:p>
      <text:p text:style-name="P1"><text:span text:style-name="T1">END$$</text:span></text:p>
      <text:p text:style-name="P1"><text:span text:style-name="T1"/></text:p>
      <text:p text:style-name="P1"><text:span text:style-name="T1">DROP PROCEDURE IF EXISTS `sp_ProcessNewOrder`$$</text:span></text:p>
      <text:p text:style-name="P1"><text:span text:style-name="T1">CREATE DEFINER=`root`@`localhost` PROCEDURE `sp_ProcessNewOrder` (IN `p_CustomerID` INT, IN `p_ShippingAddressID` INT, IN `p_ProductsList` TEXT, OUT `p_OrderID` INT, OUT `p_TotalAmount` DECIMAL(10,2), OUT `p_ResultMessage` VARCHAR(500))<text:s text:c="3"/>proc_label: BEGIN</text:span></text:p>
      <text:p text:style-name="P1"><text:span text:style-name="T1"><text:s text:c="4"/>DECLARE v_ProductID INT;</text:span></text:p>
      <text:p text:style-name="P1"><text:span text:style-name="T1"><text:s text:c="4"/>DECLARE v_Quantity INT;</text:span></text:p>
      <text:p text:style-name="P1"><text:span text:style-name="T1"><text:s text:c="4"/>DECLARE v_UnitPrice DECIMAL(10,2);</text:span></text:p>
      <text:p text:style-name="P1"><text:span text:style-name="T1"><text:s text:c="4"/>DECLARE v_TotalPrice DECIMAL(10,2);</text:span></text:p>
      <text:p text:style-name="P1"><text:span text:style-name="T1"><text:s text:c="4"/>DECLARE v_StockAvailable INT;</text:span></text:p>
      <text:p text:style-name="P1"><text:span text:style-name="T1"><text:s text:c="4"/>DECLARE v_OrderTotal DECIMAL(10,2) DEFAULT 0.00;</text:span></text:p>
      <text:p text:style-name="P1"><text:span text:style-name="T1"><text:s text:c="4"/>DECLARE v_ProductExists INT DEFAULT 0;</text:span></text:p>
      <text:p text:style-name="P1"><text:span text:style-name="T1"><text:s text:c="4"/>DECLARE v_CustomerExists INT DEFAULT 0;</text:span></text:p>
      <text:p text:style-name="P1"><text:span text:style-name="T1"><text:s text:c="4"/>DECLARE v_AddressExists INT DEFAULT 0;</text:span></text:p>
      <text:p text:style-name="P1"><text:span text:style-name="T1"><text:s text:c="4"/>DECLARE v_ItemCount INT DEFAULT 0;</text:span></text:p>
      <text:p text:style-name="P1"><text:span text:style-name="T1"><text:s text:c="4"/>DECLARE v_CurrentItem INT DEFAULT 1;</text:span></text:p>
      <text:p text:style-name="P1"><text:span text:style-name="T1"><text:s text:c="4"/></text:span></text:p>
      <text:p text:style-name="P1"><text:span text:style-name="T1"><text:s text:c="4"/>DECLARE EXIT HANDLER FOR SQLEXCEPTION</text:span></text:p>
      <text:p text:style-name="P1"><text:span text:style-name="T1"><text:s text:c="4"/>BEGIN</text:span></text:p>
      <text:p text:style-name="P1"><text:span text:style-name="T1"><text:s text:c="8"/>ROLLBACK;</text:span></text:p>
      <text:p text:style-name="P1"><text:span text:style-name="T1"><text:s text:c="8"/>SET p_ResultMessage = 'Error occurred during order processing';</text:span></text:p>
      <text:p text:style-name="P1"><text:span text:style-name="T1"><text:s text:c="8"/>SET p_OrderID = 0;</text:span></text:p>
      <text:p text:style-name="P1"><text:span text:style-name="T1"><text:s text:c="8"/>SET p_TotalAmount = 0.00;</text:span></text:p>
      <text:p text:style-name="P1"><text:span text:style-name="T1"><text:s text:c="4"/>END;</text:span></text:p>
      <text:p text:style-name="P1"><text:span text:style-name="T1"><text:s text:c="4"/></text:span></text:p>
      <text:p text:style-name="P1"><text:span text:style-name="T1"><text:s text:c="4"/>START TRANSACTION;</text:span></text:p>
      <text:p text:style-name="P1"><text:span text:style-name="T1"><text:s text:c="4"/></text:span></text:p>
      <text:p text:style-name="P1"><text:span text:style-name="T1"><text:s text:c="4"/>-- Initialize output parameters</text:span></text:p>
      <text:p text:style-name="P1"><text:span text:style-name="T1"><text:s text:c="4"/>SET p_OrderID = 0;</text:span></text:p>
      <text:p text:style-name="P1"><text:span text:style-name="T1"><text:s text:c="4"/>SET p_TotalAmount = 0.00;</text:span></text:p>
      <text:p text:style-name="P1"><text:span text:style-name="T1"><text:s text:c="4"/>SET p_ResultMessage = '';</text:span></text:p>
      <text:p text:style-name="P1"><text:span text:style-name="T1"><text:s text:c="4"/></text:span></text:p>
      <text:p text:style-name="P1"><text:span text:style-name="T1"><text:s text:c="4"/>-- Validate customer exists</text:span></text:p>
      <text:p text:style-name="P1"><text:span text:style-name="T1"><text:s text:c="4"/>SELECT COUNT(*) INTO v_CustomerExists </text:span></text:p>
      <text:p text:style-name="P1"><text:span text:style-name="T1"><text:s text:c="4"/>FROM Customers </text:span></text:p>
      <text:p text:style-name="P1"><text:span text:style-name="T1"><text:s text:c="4"/>WHERE CustomerID = p_CustomerID AND IsActive = TRUE;</text:span></text:p>
      <text:p text:style-name="P1"><text:span text:style-name="T1"><text:s text:c="4"/></text:span></text:p>
      <text:p text:style-name="P1"><text:span text:style-name="T1"><text:s text:c="4"/>IF v_CustomerExists = 0 THEN</text:span></text:p>
      <text:p text:style-name="P1"><text:span text:style-name="T1"><text:s text:c="8"/>SET p_ResultMessage = 'Invalid or inactive customer';</text:span></text:p>
      <text:p text:style-name="P1"><text:span text:style-name="T1"><text:s text:c="8"/>ROLLBACK;</text:span></text:p>
      <text:p text:style-name="P1"><text:span text:style-name="T1"><text:s text:c="8"/>LEAVE proc_label;</text:span></text:p>
      <text:p text:style-name="P1"><text:span text:style-name="T1"><text:s text:c="4"/>END IF;</text:span></text:p>
      <text:p text:style-name="P1"><text:span text:style-name="T1"><text:s text:c="4"/></text:span></text:p>
      <text:p text:style-name="P1"><text:span text:style-name="T1"><text:s text:c="4"/>-- Validate shipping address exists and belongs to customer</text:span></text:p>
      <text:p text:style-name="P1"><text:span text:style-name="T1"><text:s text:c="4"/>SELECT COUNT(*) INTO v_AddressExists </text:span></text:p>
      <text:p text:style-name="P1"><text:span text:style-name="T1"><text:s text:c="4"/>FROM ShippingAddresses </text:span></text:p>
      <text:p text:style-name="P1"><text:span text:style-name="T1"><text:s text:c="4"/>WHERE AddressID = p_ShippingAddressID AND CustomerID = p_CustomerID;</text:span></text:p>
      <text:p text:style-name="P1"><text:span text:style-name="T1"><text:s text:c="4"/></text:span></text:p>
      <text:p text:style-name="P1"><text:span text:style-name="T1"><text:s text:c="4"/>IF v_AddressExists = 0 THEN</text:span></text:p>
      <text:p text:style-name="P1"><text:span text:style-name="T1"><text:s text:c="8"/>SET p_ResultMessage = 'Invalid shipping address for this customer';</text:span></text:p>
      <text:p text:style-name="P1"><text:span text:style-name="T1"><text:s text:c="8"/>ROLLBACK;</text:span></text:p>
      <text:p text:style-name="P1"><text:span text:style-name="T1"><text:s text:c="8"/>LEAVE proc_label;</text:span></text:p>
      <text:p text:style-name="P1"><text:span text:style-name="T1"><text:s text:c="4"/>END IF;</text:span></text:p>
      <text:p text:style-name="P1"><text:span text:style-name="T1"><text:s text:c="4"/></text:span></text:p>
      <text:p text:style-name="P1"><text:span text:style-name="T1"><text:s text:c="4"/>-- Count number of items in the products list</text:span></text:p>
      <text:p text:style-name="P1"><text:span text:style-name="T1"><text:s text:c="4"/>SET v_ItemCount = (CHAR_LENGTH(p_ProductsList) - CHAR_LENGTH(REPLACE(p_ProductsList, ',', '')) + 1);</text:span></text:p>
      <text:p text:style-name="P1"><text:span text:style-name="T1"><text:s text:c="4"/></text:span></text:p>
      <text:p text:style-name="P1"><text:span text:style-name="T1"><text:s text:c="4"/>-- Create the order</text:span></text:p>
      <text:p text:style-name="P1"><text:span text:style-name="T1"><text:s text:c="4"/>INSERT INTO Orders (CustomerID, TotalAmount, OrderStatus, PaymentStatus, ShippingAddressID)</text:span></text:p>
      <text:p text:style-name="P1"><text:span text:style-name="T1"><text:s text:c="4"/>VALUES (p_CustomerID, 0.00, 'Pending', 'Pending', p_ShippingAddressID);</text:span></text:p>
      <text:p text:style-name="P1"><text:span text:style-name="T1"><text:s text:c="4"/></text:span></text:p>
      <text:p text:style-name="P1"><text:span text:style-name="T1"><text:s text:c="4"/>SET p_OrderID = LAST_INSERT_ID();</text:span></text:p>
      <text:p text:style-name="P1"><text:span text:style-name="T1"><text:s text:c="4"/></text:span></text:p>
      <text:p text:style-name="P1"><text:span text:style-name="T1"><text:s text:c="4"/>-- Process each product in the order using a WHILE loop</text:span></text:p>
      <text:p text:style-name="P1"><text:span text:style-name="T1"><text:s text:c="4"/>WHILE v_CurrentItem &lt;= v_ItemCount DO</text:span></text:p>
      <text:p text:style-name="P1"><text:span text:style-name="T1"><text:s text:c="8"/>-- Extract ProductID and Quantity from the current position</text:span></text:p>
      <text:p text:style-name="P1"><text:span text:style-name="T1"><text:s text:c="8"/>SET v_ProductID = CAST(SUBSTRING_INDEX(SUBSTRING_INDEX(p_ProductsList, ',', v_CurrentItem), ':', 1) AS UNSIGNED);</text:span></text:p>
      <text:p text:style-name="P1"><text:span text:style-name="T1"><text:s text:c="8"/>SET v_Quantity = CAST(SUBSTRING_INDEX(SUBSTRING_INDEX(p_ProductsList, ',', v_CurrentItem), ':', -1) AS UNSIGNED);</text:span></text:p>
      <text:p text:style-name="P1"><text:span text:style-name="T1"><text:s text:c="8"/></text:span></text:p>
      <text:p text:style-name="P1"><text:span text:style-name="T1"><text:s text:c="8"/>-- Skip if ProductID is 0 (invalid)</text:span></text:p>
      <text:p text:style-name="P1"><text:span text:style-name="T1"><text:s text:c="8"/>IF v_ProductID &gt; 0 AND v_Quantity &gt; 0 THEN</text:span></text:p>
      <text:p text:style-name="P1"><text:span text:style-name="T1"><text:s text:c="12"/>-- Validate product exists and is active</text:span></text:p>
      <text:p text:style-name="P1"><text:span text:style-name="T1"><text:s text:c="12"/>SELECT COUNT(*), COALESCE(Price, 0) INTO v_ProductExists, v_UnitPrice</text:span></text:p>
      <text:p text:style-name="P1"><text:span text:style-name="T1"><text:s text:c="12"/>FROM Products </text:span></text:p>
      <text:p text:style-name="P1"><text:span text:style-name="T1"><text:s text:c="12"/>WHERE ProductID = v_ProductID AND IsActive = TRUE;</text:span></text:p>
      <text:p text:style-name="P1"><text:span text:style-name="T1"><text:s text:c="12"/></text:span></text:p>
      <text:p text:style-name="P1"><text:span text:style-name="T1"><text:s text:c="12"/>IF v_ProductExists = 0 THEN</text:span></text:p>
      <text:p text:style-name="P1"><text:span text:style-name="T1"><text:s text:c="16"/>SET p_ResultMessage = CONCAT('Product ID ', v_ProductID, ' not found or inactive');</text:span></text:p>
      <text:p text:style-name="P1"><text:span text:style-name="T1"><text:s text:c="16"/>ROLLBACK;</text:span></text:p>
      <text:p text:style-name="P1"><text:span text:style-name="T1"><text:s text:c="16"/>LEAVE proc_label;</text:span></text:p>
      <text:p text:style-name="P1"><text:span text:style-name="T1"><text:s text:c="12"/>END IF;</text:span></text:p>
      <text:p text:style-name="P1"><text:span text:style-name="T1"><text:s text:c="12"/></text:span></text:p>
      <text:p text:style-name="P1"><text:span text:style-name="T1"><text:s text:c="12"/>-- Check inventory availability</text:span></text:p>
      <text:p text:style-name="P1"><text:span text:style-name="T1"><text:s text:c="12"/>SELECT COALESCE(QuantityInStock, 0) INTO v_StockAvailable</text:span></text:p>
      <text:p text:style-name="P1"><text:span text:style-name="T1"><text:s text:c="12"/>FROM Inventory </text:span></text:p>
      <text:p text:style-name="P1"><text:span text:style-name="T1"><text:s text:c="12"/>WHERE ProductID = v_ProductID;</text:span></text:p>
      <text:p text:style-name="P1"><text:span text:style-name="T1"><text:s text:c="12"/></text:span></text:p>
      <text:p text:style-name="P1"><text:span text:style-name="T1"><text:s text:c="12"/>IF v_StockAvailable &lt; v_Quantity THEN</text:span></text:p>
      <text:p text:style-name="P1"><text:span text:style-name="T1"><text:s text:c="16"/>SET p_ResultMessage = CONCAT('Insufficient stock for Product ID ', v_ProductID, </text:span></text:p>
      <text:p text:style-name="P1"><text:span text:style-name="T1"><text:s text:c="44"/>'. Available: ', v_StockAvailable, ', Requested: ', v_Quantity);</text:span></text:p>
      <text:p text:style-name="P1"><text:span text:style-name="T1"><text:s text:c="16"/>ROLLBACK;</text:span></text:p>
      <text:p text:style-name="P1"><text:span text:style-name="T1"><text:s text:c="16"/>LEAVE proc_label;</text:span></text:p>
      <text:p text:style-name="P1"><text:span text:style-name="T1"><text:s text:c="12"/>END IF;</text:span></text:p>
      <text:p text:style-name="P1"><text:span text:style-name="T1"><text:s text:c="12"/></text:span></text:p>
      <text:p text:style-name="P1"><text:span text:style-name="T1"><text:s text:c="12"/>-- Calculate total price for this item</text:span></text:p>
      <text:p text:style-name="P1"><text:span text:style-name="T1"><text:s text:c="12"/>SET v_TotalPrice = v_UnitPrice * v_Quantity;</text:span></text:p>
      <text:p text:style-name="P1"><text:span text:style-name="T1"><text:s text:c="12"/>SET v_OrderTotal = v_OrderTotal + v_TotalPrice;</text:span></text:p>
      <text:p text:style-name="P1"><text:span text:style-name="T1"><text:s text:c="12"/></text:span></text:p>
      <text:p text:style-name="P1"><text:span text:style-name="T1"><text:s text:c="12"/>-- Add order item</text:span></text:p>
      <text:p text:style-name="P1"><text:span text:style-name="T1"><text:s text:c="12"/>INSERT INTO OrderItems (OrderID, ProductID, Quantity, UnitPrice, TotalPrice)</text:span></text:p>
      <text:p text:style-name="P1"><text:span text:style-name="T1"><text:s text:c="12"/>VALUES (p_OrderID, v_ProductID, v_Quantity, v_UnitPrice, v_TotalPrice);</text:span></text:p>
      <text:p text:style-name="P1"><text:span text:style-name="T1"><text:s text:c="12"/></text:span></text:p>
      <text:p text:style-name="P1"><text:span text:style-name="T1"><text:s text:c="12"/>-- Update inventory</text:span></text:p>
      <text:p text:style-name="P1"><text:span text:style-name="T1"><text:s text:c="12"/>UPDATE Inventory </text:span></text:p>
      <text:p text:style-name="P1"><text:span text:style-name="T1"><text:s text:c="12"/>SET QuantityInStock = QuantityInStock - v_Quantity,</text:span></text:p>
      <text:p text:style-name="P1"><text:span text:style-name="T1"><text:s text:c="16"/>LastRestockDate = CASE WHEN QuantityInStock - v_Quantity &lt;= ReorderLevel </text:span></text:p>
      <text:p text:style-name="P1"><text:span text:style-name="T1"><text:s text:c="38"/>THEN NOW() ELSE LastRestockDate END</text:span></text:p>
      <text:p text:style-name="P1"><text:span text:style-name="T1"><text:s text:c="12"/>WHERE ProductID = v_ProductID;</text:span></text:p>
      <text:p text:style-name="P1"><text:span text:style-name="T1"><text:s text:c="8"/>END IF;</text:span></text:p>
      <text:p text:style-name="P1"><text:span text:style-name="T1"><text:s text:c="8"/></text:span></text:p>
      <text:p text:style-name="P1"><text:span text:style-name="T1"><text:s text:c="8"/>SET v_CurrentItem = v_CurrentItem + 1;</text:span></text:p>
      <text:p text:style-name="P1"><text:span text:style-name="T1"><text:s text:c="4"/>END WHILE;</text:span></text:p>
      <text:p text:style-name="P1"><text:span text:style-name="T1"><text:s text:c="4"/></text:span></text:p>
      <text:p text:style-name="P1"><text:span text:style-name="T1"><text:s text:c="4"/>-- Update order total</text:span></text:p>
      <text:p text:style-name="P1"><text:span text:style-name="T1"><text:s text:c="4"/>UPDATE Orders </text:span></text:p>
      <text:p text:style-name="P1"><text:span text:style-name="T1"><text:s text:c="4"/>SET TotalAmount = v_OrderTotal, OrderStatus = 'Processing'</text:span></text:p>
      <text:p text:style-name="P1"><text:span text:style-name="T1"><text:s text:c="4"/>WHERE OrderID = p_OrderID;</text:span></text:p>
      <text:p text:style-name="P1"><text:span text:style-name="T1"><text:s text:c="4"/></text:span></text:p>
      <text:p text:style-name="P1"><text:span text:style-name="T1"><text:s text:c="4"/>SET p_TotalAmount = v_OrderTotal;</text:span></text:p>
      <text:p text:style-name="P1"><text:span text:style-name="T1"><text:s text:c="4"/>SET p_ResultMessage = CONCAT('Order processed successfully. Order ID: ', p_OrderID, </text:span></text:p>
      <text:p text:style-name="P1"><text:span text:style-name="T1"><text:s text:c="32"/>', Total Amount: $', v_OrderTotal);</text:span></text:p>
      <text:p text:style-name="P1"><text:span text:style-name="T1"><text:s text:c="4"/></text:span></text:p>
      <text:p text:style-name="P1"><text:span text:style-name="T1"><text:s text:c="4"/>COMMIT;</text:span></text:p>
      <text:p text:style-name="P1"><text:span text:style-name="T1"><text:s text:c="4"/></text:span></text:p>
      <text:p text:style-name="P1"><text:span text:style-name="T1">END$$</text:span></text:p>
      <text:p text:style-name="P1"><text:span text:style-name="T1"/></text:p>
      <text:p text:style-name="P1"><text:span text:style-name="T1">DROP PROCEDURE IF EXISTS `sp_WeeklyBackup`$$</text:span></text:p>
      <text:p text:style-name="P1"><text:span text:style-name="T1">CREATE DEFINER=`root`@`localhost` PROCEDURE `sp_WeeklyBackup` ()<text:s text:c="3"/>BEGIN</text:span></text:p>
      <text:p text:style-name="P1"><text:span text:style-name="T1"><text:s text:c="4"/>DECLARE backup_filename VARCHAR(100);</text:span></text:p>
      <text:p text:style-name="P1"><text:span text:style-name="T1"><text:s text:c="4"/>DECLARE backup_path VARCHAR(500);</text:span></text:p>
      <text:p text:style-name="P1"><text:span text:style-name="T1"><text:s text:c="4"/>DECLARE backup_count INT DEFAULT 0;</text:span></text:p>
      <text:p text:style-name="P1"><text:span text:style-name="T1"><text:s text:c="4"/>DECLARE oldest_backup VARCHAR(100);</text:span></text:p>
      <text:p text:style-name="P1"><text:span text:style-name="T1"><text:s text:c="4"/>DECLARE backup_date_str VARCHAR(20);</text:span></text:p>
      <text:p text:style-name="P1"><text:span text:style-name="T1"><text:s text:c="4"/>DECLARE EXIT HANDLER FOR SQLEXCEPTION</text:span></text:p>
      <text:p text:style-name="P1"><text:span text:style-name="T1"><text:s text:c="4"/>BEGIN</text:span></text:p>
      <text:p text:style-name="P1"><text:span text:style-name="T1"><text:s text:c="8"/>ROLLBACK;</text:span></text:p>
      <text:p text:style-name="P1"><text:span text:style-name="T1"><text:s text:c="8"/>INSERT INTO BackupHistory (BackupName, BackupStatus, Notes) </text:span></text:p>
      <text:p text:style-name="P1"><text:span text:style-name="T1"><text:s text:c="8"/>VALUES (backup_filename, 'Failed', 'SQL Exception occurred during backup');</text:span></text:p>
      <text:p text:style-name="P1"><text:span text:style-name="T1"><text:s text:c="4"/>END;</text:span></text:p>
      <text:p text:style-name="P1"><text:span text:style-name="T1"><text:s text:c="4"/></text:span></text:p>
      <text:p text:style-name="P1"><text:span text:style-name="T1"><text:s text:c="4"/>-- Generate backup filename with timestamp</text:span></text:p>
      <text:p text:style-name="P1"><text:span text:style-name="T1"><text:s text:c="4"/>SET backup_date_str = DATE_FORMAT(NOW(), '%Y%m%d_%H%i%s');</text:span></text:p>
      <text:p text:style-name="P1"><text:span text:style-name="T1"><text:s text:c="4"/>SET backup_filename = CONCAT('ElectronicsStore_Backup_', backup_date_str, '.sql');</text:span></text:p>
      <text:p text:style-name="P1"><text:span text:style-name="T1"><text:s text:c="4"/>SET backup_path = CONCAT('C:/wamp64/bin/mysql/mysql8.1.0/backups/', backup_filename);</text:span></text:p>
      <text:p text:style-name="P1"><text:span text:style-name="T1"><text:s text:c="4"/></text:span></text:p>
      <text:p text:style-name="P1"><text:span text:style-name="T1"><text:s text:c="4"/>-- Count existing backups</text:span></text:p>
      <text:p text:style-name="P1"><text:span text:style-name="T1"><text:s text:c="4"/>SELECT COUNT(*) INTO backup_count </text:span></text:p>
      <text:p text:style-name="P1"><text:span text:style-name="T1"><text:s text:c="4"/>FROM BackupHistory </text:span></text:p>
      <text:p text:style-name="P1"><text:span text:style-name="T1"><text:s text:c="4"/>WHERE BackupStatus = 'Success';</text:span></text:p>
      <text:p text:style-name="P1"><text:span text:style-name="T1"><text:s text:c="4"/></text:span></text:p>
      <text:p text:style-name="P1"><text:span text:style-name="T1"><text:s text:c="4"/>-- If we have 30 or more backups, identify the oldest one for deletion</text:span></text:p>
      <text:p text:style-name="P1"><text:span text:style-name="T1"><text:s text:c="4"/>IF backup_count &gt;= 30 THEN</text:span></text:p>
      <text:p text:style-name="P1"><text:span text:style-name="T1"><text:s text:c="8"/>SELECT BackupName INTO oldest_backup</text:span></text:p>
      <text:p text:style-name="P1"><text:span text:style-name="T1"><text:s text:c="8"/>FROM BackupHistory </text:span></text:p>
      <text:p text:style-name="P1"><text:span text:style-name="T1"><text:s text:c="8"/>WHERE BackupStatus = 'Success'</text:span></text:p>
      <text:p text:style-name="P1"><text:span text:style-name="T1"><text:s text:c="8"/>ORDER BY BackupDate ASC </text:span></text:p>
      <text:p text:style-name="P1"><text:span text:style-name="T1"><text:s text:c="8"/>LIMIT 1;</text:span></text:p>
      <text:p text:style-name="P1"><text:span text:style-name="T1"><text:s text:c="8"/></text:span></text:p>
      <text:p text:style-name="P1"><text:span text:style-name="T1"><text:s text:c="8"/>-- Mark oldest backup for deletion</text:span></text:p>
      <text:p text:style-name="P1"><text:span text:style-name="T1"><text:s text:c="8"/>UPDATE BackupHistory </text:span></text:p>
      <text:p text:style-name="P1"><text:span text:style-name="T1"><text:s text:c="8"/>SET BackupStatus = 'Deleted', </text:span></text:p>
      <text:p text:style-name="P1"><text:span text:style-name="T1"><text:s text:c="12"/>Notes = CONCAT('Automatically deleted to make room for new backup: ', backup_filename)</text:span></text:p>
      <text:p text:style-name="P1"><text:span text:style-name="T1"><text:s text:c="8"/>WHERE BackupName = oldest_backup;</text:span></text:p>
      <text:p text:style-name="P1"><text:span text:style-name="T1"><text:s text:c="4"/>END IF;</text:span></text:p>
      <text:p text:style-name="P1"><text:span text:style-name="T1"><text:s text:c="4"/></text:span></text:p>
      <text:p text:style-name="P1"><text:span text:style-name="T1"><text:s text:c="4"/>-- Log the backup attempt</text:span></text:p>
      <text:p text:style-name="P1"><text:span text:style-name="T1"><text:s text:c="4"/>INSERT INTO BackupHistory (BackupName, BackupPath, BackupStatus, Notes) </text:span></text:p>
      <text:p text:style-name="P1"><text:span text:style-name="T1"><text:s text:c="4"/>VALUES (backup_filename, backup_path, 'In Progress', 'Weekly automatic backup started');</text:span></text:p>
      <text:p text:style-name="P1"><text:span text:style-name="T1"><text:s text:c="4"/></text:span></text:p>
      <text:p text:style-name="P1"><text:span text:style-name="T1"><text:s text:c="4"/>-- The actual mysqldump command will be executed by the system script</text:span></text:p>
      <text:p text:style-name="P1"><text:span text:style-name="T1"><text:s text:c="4"/>-- Update backup status to success (this would be updated by external script)</text:span></text:p>
      <text:p text:style-name="P1"><text:span text:style-name="T1"><text:s text:c="4"/>UPDATE BackupHistory </text:span></text:p>
      <text:p text:style-name="P1"><text:span text:style-name="T1"><text:s text:c="4"/>SET BackupStatus = 'Success', </text:span></text:p>
      <text:p text:style-name="P1"><text:span text:style-name="T1"><text:s text:c="8"/>Notes = 'Backup completed successfully by system script'</text:span></text:p>
      <text:p text:style-name="P1"><text:span text:style-name="T1"><text:s text:c="4"/>WHERE BackupName = backup_filename;</text:span></text:p>
      <text:p text:style-name="P1"><text:span text:style-name="T1"><text:s text:c="4"/></text:span></text:p>
      <text:p text:style-name="P1"><text:span text:style-name="T1"><text:s text:c="4"/>-- Display backup information</text:span></text:p>
      <text:p text:style-name="P1"><text:span text:style-name="T1"><text:s text:c="4"/>SELECT </text:span></text:p>
      <text:p text:style-name="P1"><text:span text:style-name="T1"><text:s text:c="8"/>CONCAT('Backup scheduled: ', backup_filename) AS BackupInfo,</text:span></text:p>
      <text:p text:style-name="P1"><text:span text:style-name="T1"><text:s text:c="8"/>backup_path AS BackupLocation,</text:span></text:p>
      <text:p text:style-name="P1"><text:span text:style-name="T1"><text:s text:c="8"/>NOW() AS BackupTime;</text:span></text:p>
      <text:p text:style-name="P1"><text:span text:style-name="T1"><text:s text:c="8"/></text:span></text:p>
      <text:p text:style-name="P1"><text:span text:style-name="T1">END$$</text:span></text:p>
      <text:p text:style-name="P1"><text:span text:style-name="T1"/></text:p>
      <text:p text:style-name="P1"><text:span text:style-name="T1">DELIMITER 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backuphistory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backuphistory`;</text:span></text:p>
      <text:p text:style-name="P1"><text:span text:style-name="T1">CREATE TABLE IF NOT EXISTS `backuphistory` (</text:span></text:p>
      <text:p text:style-name="P1"><text:span text:style-name="T1"><text:s text:c="2"/>`BackupID` int NOT NULL AUTO_INCREMENT,</text:span></text:p>
      <text:p text:style-name="P1"><text:span text:style-name="T1"><text:s text:c="2"/>`BackupName` varchar(100) NOT NULL,</text:span></text:p>
      <text:p text:style-name="P1"><text:span text:style-name="T1"><text:s text:c="2"/>`BackupDate` timestamp NULL DEFAULT CURRENT_TIMESTAMP,</text:span></text:p>
      <text:p text:style-name="P1"><text:span text:style-name="T1"><text:s text:c="2"/>`BackupSize` bigint DEFAULT '0',</text:span></text:p>
      <text:p text:style-name="P1"><text:span text:style-name="T1"><text:s text:c="2"/>`BackupPath` varchar(500) DEFAULT NULL,</text:span></text:p>
      <text:p text:style-name="P1"><text:span text:style-name="T1"><text:s text:c="2"/>`BackupStatus` enum('Success','Failed','In Progress') DEFAULT 'In Progress',</text:span></text:p>
      <text:p text:style-name="P1"><text:span text:style-name="T1"><text:s text:c="2"/>`Notes` text,</text:span></text:p>
      <text:p text:style-name="P1"><text:span text:style-name="T1"><text:s text:c="2"/>PRIMARY KEY (`BackupID`)</text:span></text:p>
      <text:p text:style-name="P1"><text:span text:style-name="T1">) ENGINE=MyISAM AUTO_INCREMENT=2 DEFAULT CHARSET=utf8mb4 COLLATE=utf8mb4_0900_ai_ci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backuphistory`</text:span></text:p>
      <text:p text:style-name="P1"><text:span text:style-name="T1">--</text:span></text:p>
      <text:p text:style-name="P1"><text:span text:style-name="T1"/></text:p>
      <text:p text:style-name="P1"><text:span text:style-name="T1">INSERT INTO `backuphistory` (`BackupID`, `BackupName`, `BackupDate`, `BackupSize`, `BackupPath`, `BackupStatus`, `Notes`) VALUES</text:span></text:p>
      <text:p text:style-name="P1"><text:span text:style-name="T1">(1, 'ElectronicsStore_Backup_20250531_092359.sql', '2025-05-31 06:23:59', 0, 'C:/wamp64/bin/mysql/mysql8.1.0/backups/ElectronicsStore_Backup_20250531_092359.sql', 'Success', 'Backup completed successfully by system script'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categories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categories`;</text:span></text:p>
      <text:p text:style-name="P1"><text:span text:style-name="T1">CREATE TABLE IF NOT EXISTS `categories` (</text:span></text:p>
      <text:p text:style-name="P1"><text:span text:style-name="T1"><text:s text:c="2"/>`CategoryID` int NOT NULL AUTO_INCREMENT,</text:span></text:p>
      <text:p text:style-name="P1"><text:span text:style-name="T1"><text:s text:c="2"/>`CategoryName` varchar(50) NOT NULL,</text:span></text:p>
      <text:p text:style-name="P1"><text:span text:style-name="T1"><text:s text:c="2"/>`Description` varchar(255) DEFAULT NULL,</text:span></text:p>
      <text:p text:style-name="P1"><text:span text:style-name="T1"><text:s text:c="2"/>`ParentCategoryID` int DEFAULT NULL,</text:span></text:p>
      <text:p text:style-name="P1"><text:span text:style-name="T1"><text:s text:c="2"/>`IsActive` tinyint(1) DEFAULT '1',</text:span></text:p>
      <text:p text:style-name="P1"><text:span text:style-name="T1"><text:s text:c="2"/>`CreatedDate` timestamp NULL DEFAULT CURRENT_TIMESTAMP,</text:span></text:p>
      <text:p text:style-name="P1"><text:span text:style-name="T1"><text:s text:c="2"/>PRIMARY KEY (`CategoryID`),</text:span></text:p>
      <text:p text:style-name="P1"><text:span text:style-name="T1"><text:s text:c="2"/>UNIQUE KEY `CategoryName` (`CategoryName`),</text:span></text:p>
      <text:p text:style-name="P1"><text:span text:style-name="T1"><text:s text:c="2"/>KEY `ParentCategoryID` (`ParentCategoryID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categories`</text:span></text:p>
      <text:p text:style-name="P1"><text:span text:style-name="T1">--</text:span></text:p>
      <text:p text:style-name="P1"><text:span text:style-name="T1"/></text:p>
      <text:p text:style-name="P1"><text:span text:style-name="T1">INSERT INTO `categories` (`CategoryID`, `CategoryName`, `Description`, `ParentCategoryID`, `IsActive`, `CreatedDate`) VALUES</text:span></text:p>
      <text:p text:style-name="P1"><text:span text:style-name="T1">(1, 'Electronics', 'All electronic products', NULL, 1, '2025-05-31 06:03:15'),</text:span></text:p>
      <text:p text:style-name="P1"><text:span text:style-name="T1">(2, 'Computers', 'Desktop and laptop computers', 1, 1, '2025-05-31 06:03:15'),</text:span></text:p>
      <text:p text:style-name="P1"><text:span text:style-name="T1">(3, 'Mobile Phones', 'Smartphones and mobile devices', 1, 1, '2025-05-31 06:03:15'),</text:span></text:p>
      <text:p text:style-name="P1"><text:span text:style-name="T1">(4, 'Audio', 'Headphones, speakers, and audio equipment', 1, 1, '2025-05-31 06:03:15'),</text:span></text:p>
      <text:p text:style-name="P1"><text:span text:style-name="T1">(5, 'Gaming', 'Gaming consoles and accessories', 1, 1, '2025-05-31 06:03:15'),</text:span></text:p>
      <text:p text:style-name="P1"><text:span text:style-name="T1">(6, 'Laptops', 'Portable computers', 2, 1, '2025-05-31 06:03:15'),</text:span></text:p>
      <text:p text:style-name="P1"><text:span text:style-name="T1">(7, 'Desktops', 'Desktop computers', 2, 1, '2025-05-31 06:03:15'),</text:span></text:p>
      <text:p text:style-name="P1"><text:span text:style-name="T1">(8, 'Smartphones', 'Mobile phones with smart features', 3, 1, '2025-05-31 06:03:15'),</text:span></text:p>
      <text:p text:style-name="P1"><text:span text:style-name="T1">(9, 'Headphones', 'Audio headphones and earbuds', 4, 1, '2025-05-31 06:03:15'),</text:span></text:p>
      <text:p text:style-name="P1"><text:span text:style-name="T1">(10, 'Speakers', 'Audio speakers and sound systems', 4, 1, '2025-05-31 06:03:15'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customerauditlog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customerauditlog`;</text:span></text:p>
      <text:p text:style-name="P1"><text:span text:style-name="T1">CREATE TABLE IF NOT EXISTS `customerauditlog` (</text:span></text:p>
      <text:p text:style-name="P1"><text:span text:style-name="T1"><text:s text:c="2"/>`AuditID` int NOT NULL AUTO_INCREMENT,</text:span></text:p>
      <text:p text:style-name="P1"><text:span text:style-name="T1"><text:s text:c="2"/>`CustomerID` int DEFAULT NULL,</text:span></text:p>
      <text:p text:style-name="P1"><text:span text:style-name="T1"><text:s text:c="2"/>`Action` varchar(20) DEFAULT NULL,</text:span></text:p>
      <text:p text:style-name="P1"><text:span text:style-name="T1"><text:s text:c="2"/>`OldEmail` varchar(80) DEFAULT NULL,</text:span></text:p>
      <text:p text:style-name="P1"><text:span text:style-name="T1"><text:s text:c="2"/>`NewEmail` varchar(80) DEFAULT NULL,</text:span></text:p>
      <text:p text:style-name="P1"><text:span text:style-name="T1"><text:s text:c="2"/>`OldFirstName` varchar(30) DEFAULT NULL,</text:span></text:p>
      <text:p text:style-name="P1"><text:span text:style-name="T1"><text:s text:c="2"/>`NewFirstName` varchar(30) DEFAULT NULL,</text:span></text:p>
      <text:p text:style-name="P1"><text:span text:style-name="T1"><text:s text:c="2"/>`OldLastName` varchar(30) DEFAULT NULL,</text:span></text:p>
      <text:p text:style-name="P1"><text:span text:style-name="T1"><text:s text:c="2"/>`NewLastName` varchar(30) DEFAULT NULL,</text:span></text:p>
      <text:p text:style-name="P1"><text:span text:style-name="T1"><text:s text:c="2"/>`OldIsActive` tinyint(1) DEFAULT NULL,</text:span></text:p>
      <text:p text:style-name="P1"><text:span text:style-name="T1"><text:s text:c="2"/>`NewIsActive` tinyint(1) DEFAULT NULL,</text:span></text:p>
      <text:p text:style-name="P1"><text:span text:style-name="T1"><text:s text:c="2"/>`ChangeDate` timestamp NULL DEFAULT CURRENT_TIMESTAMP,</text:span></text:p>
      <text:p text:style-name="P1"><text:span text:style-name="T1"><text:s text:c="2"/>`DatabaseUser` varchar(50) DEFAULT NULL,</text:span></text:p>
      <text:p text:style-name="P1"><text:span text:style-name="T1"><text:s text:c="2"/>PRIMARY KEY (`AuditID`)</text:span></text:p>
      <text:p text:style-name="P1"><text:span text:style-name="T1">) ENGINE=MyISAM AUTO_INCREMENT=2 DEFAULT CHARSET=utf8mb4 COLLATE=utf8mb4_0900_ai_ci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customerauditlog`</text:span></text:p>
      <text:p text:style-name="P1"><text:span text:style-name="T1">--</text:span></text:p>
      <text:p text:style-name="P1"><text:span text:style-name="T1"/></text:p>
      <text:p text:style-name="P1"><text:span text:style-name="T1">INSERT INTO `customerauditlog` (`AuditID`, `CustomerID`, `Action`, `OldEmail`, `NewEmail`, `OldFirstName`, `NewFirstName`, `OldLastName`, `NewLastName`, `OldIsActive`, `NewIsActive`, `ChangeDate`, `DatabaseUser`) VALUES</text:span></text:p>
      <text:p text:style-name="P1"><text:span text:style-name="T1">(1, 1, 'UPDATE', 'john.smith@email.com', 'john.updated@email.com', 'John', 'John', 'Smith', 'Smith', 1, 1, '2025-05-31 06:41:57', 'root@localhost'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customers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customers`;</text:span></text:p>
      <text:p text:style-name="P1"><text:span text:style-name="T1">CREATE TABLE IF NOT EXISTS `customers` (</text:span></text:p>
      <text:p text:style-name="P1"><text:span text:style-name="T1"><text:s text:c="2"/>`CustomerID` int NOT NULL AUTO_INCREMENT,</text:span></text:p>
      <text:p text:style-name="P1"><text:span text:style-name="T1"><text:s text:c="2"/>`FirstName` varchar(30) NOT NULL,</text:span></text:p>
      <text:p text:style-name="P1"><text:span text:style-name="T1"><text:s text:c="2"/>`LastName` varchar(30) NOT NULL,</text:span></text:p>
      <text:p text:style-name="P1"><text:span text:style-name="T1"><text:s text:c="2"/>`Email` varchar(80) NOT NULL,</text:span></text:p>
      <text:p text:style-name="P1"><text:span text:style-name="T1"><text:s text:c="2"/>`Phone` varchar(15) DEFAULT NULL,</text:span></text:p>
      <text:p text:style-name="P1"><text:span text:style-name="T1"><text:s text:c="2"/>`DateOfBirth` date DEFAULT NULL,</text:span></text:p>
      <text:p text:style-name="P1"><text:span text:style-name="T1"><text:s text:c="2"/>`RegistrationDate` timestamp NULL DEFAULT CURRENT_TIMESTAMP,</text:span></text:p>
      <text:p text:style-name="P1"><text:span text:style-name="T1"><text:s text:c="2"/>`IsActive` tinyint(1) DEFAULT '1',</text:span></text:p>
      <text:p text:style-name="P1"><text:span text:style-name="T1"><text:s text:c="2"/>PRIMARY KEY (`CustomerID`),</text:span></text:p>
      <text:p text:style-name="P1"><text:span text:style-name="T1"><text:s text:c="2"/>UNIQUE KEY `Email` (`Email`),</text:span></text:p>
      <text:p text:style-name="P1"><text:span text:style-name="T1"><text:s text:c="2"/>KEY `idx_customers_email` (`Email`),</text:span></text:p>
      <text:p text:style-name="P1"><text:span text:style-name="T1"><text:s text:c="2"/>KEY `idx_customers_name` (`LastName`,`FirstName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customers`</text:span></text:p>
      <text:p text:style-name="P1"><text:span text:style-name="T1">--</text:span></text:p>
      <text:p text:style-name="P1"><text:span text:style-name="T1"/></text:p>
      <text:p text:style-name="P1"><text:span text:style-name="T1">INSERT INTO `customers` (`CustomerID`, `FirstName`, `LastName`, `Email`, `Phone`, `DateOfBirth`, `RegistrationDate`, `IsActive`) VALUES</text:span></text:p>
      <text:p text:style-name="P1"><text:span text:style-name="T1">(1, 'John', 'Smith', 'john.updated@email.com', '+1-555-0101', '1990-05-15', '2025-05-31 06:03:40', 1),</text:span></text:p>
      <text:p text:style-name="P1"><text:span text:style-name="T1">(2, 'Emily', 'Johnson', 'emily.johnson@email.com', '+1-555-0102', '1985-08-22', '2025-05-31 06:03:40', 1),</text:span></text:p>
      <text:p text:style-name="P1"><text:span text:style-name="T1">(3, 'Michael', 'Brown', 'michael.brown@email.com', '+1-555-0103', '1992-03-10', '2025-05-31 06:03:40', 1),</text:span></text:p>
      <text:p text:style-name="P1"><text:span text:style-name="T1">(4, 'Sarah', 'Davis', 'sarah.davis@email.com', '+1-555-0104', '1988-12-05', '2025-05-31 06:03:40', 1),</text:span></text:p>
      <text:p text:style-name="P1"><text:span text:style-name="T1">(5, 'David', 'Wilson', 'david.wilson@email.com', '+1-555-0105', '1995-07-18', '2025-05-31 06:03:40', 1);</text:span></text:p>
      <text:p text:style-name="P1"><text:span text:style-name="T1"/></text:p>
      <text:p text:style-name="P1"><text:span text:style-name="T1">--</text:span></text:p>
      <text:p text:style-name="P1"><text:span text:style-name="T1">-- Triggers `customers`</text:span></text:p>
      <text:p text:style-name="P1"><text:span text:style-name="T1">--</text:span></text:p>
      <text:p text:style-name="P1"><text:span text:style-name="T1">DROP TRIGGER IF EXISTS `trg_CustomerAudit_Delete`;</text:span></text:p>
      <text:p text:style-name="P1"><text:span text:style-name="T1">DELIMITER $$</text:span></text:p>
      <text:p text:style-name="P1"><text:span text:style-name="T1">CREATE TRIGGER `trg_CustomerAudit_Delete` AFTER DELETE ON `customers` FOR EACH ROW BEGIN</text:span></text:p>
      <text:p text:style-name="P1"><text:span text:style-name="T1"><text:s text:c="4"/>INSERT INTO CustomerAuditLog (</text:span></text:p>
      <text:p text:style-name="P1"><text:span text:style-name="T1"><text:s text:c="8"/>CustomerID, Action, OldEmail, OldFirstName, OldLastName, OldIsActive, DatabaseUser</text:span></text:p>
      <text:p text:style-name="P1"><text:span text:style-name="T1"><text:s text:c="4"/>) VALUES (</text:span></text:p>
      <text:p text:style-name="P1"><text:span text:style-name="T1"><text:s text:c="8"/>OLD.CustomerID, 'DELETE', OLD.Email, OLD.FirstName, OLD.LastName, OLD.IsActive, USER()</text:span></text:p>
      <text:p text:style-name="P1"><text:span text:style-name="T1"><text:s text:c="4"/>);</text:span></text:p>
      <text:p text:style-name="P1"><text:span text:style-name="T1">END</text:span></text:p>
      <text:p text:style-name="P1"><text:span text:style-name="T1">$$</text:span></text:p>
      <text:p text:style-name="P1"><text:span text:style-name="T1">DELIMITER ;</text:span></text:p>
      <text:p text:style-name="P1"><text:span text:style-name="T1">DROP TRIGGER IF EXISTS `trg_CustomerAudit_Insert`;</text:span></text:p>
      <text:p text:style-name="P1"><text:span text:style-name="T1">DELIMITER $$</text:span></text:p>
      <text:p text:style-name="P1"><text:span text:style-name="T1">CREATE TRIGGER `trg_CustomerAudit_Insert` AFTER INSERT ON `customers` FOR EACH ROW BEGIN</text:span></text:p>
      <text:p text:style-name="P1"><text:span text:style-name="T1"><text:s text:c="4"/>INSERT INTO CustomerAuditLog (</text:span></text:p>
      <text:p text:style-name="P1"><text:span text:style-name="T1"><text:s text:c="8"/>CustomerID, Action, NewEmail, NewFirstName, NewLastName, NewIsActive, DatabaseUser</text:span></text:p>
      <text:p text:style-name="P1"><text:span text:style-name="T1"><text:s text:c="4"/>) VALUES (</text:span></text:p>
      <text:p text:style-name="P1"><text:span text:style-name="T1"><text:s text:c="8"/>NEW.CustomerID, 'INSERT', NEW.Email, NEW.FirstName, NEW.LastName, NEW.IsActive, USER()</text:span></text:p>
      <text:p text:style-name="P1"><text:span text:style-name="T1"><text:s text:c="4"/>);</text:span></text:p>
      <text:p text:style-name="P1"><text:span text:style-name="T1">END</text:span></text:p>
      <text:p text:style-name="P1"><text:span text:style-name="T1">$$</text:span></text:p>
      <text:p text:style-name="P1"><text:span text:style-name="T1">DELIMITER ;</text:span></text:p>
      <text:p text:style-name="P1"><text:span text:style-name="T1">DROP TRIGGER IF EXISTS `trg_CustomerAudit_Update`;</text:span></text:p>
      <text:p text:style-name="P1"><text:span text:style-name="T1">DELIMITER $$</text:span></text:p>
      <text:p text:style-name="P1"><text:span text:style-name="T1">CREATE TRIGGER `trg_CustomerAudit_Update` AFTER UPDATE ON `customers` FOR EACH ROW BEGIN</text:span></text:p>
      <text:p text:style-name="P1"><text:span text:style-name="T1"><text:s text:c="4"/>INSERT INTO CustomerAuditLog (</text:span></text:p>
      <text:p text:style-name="P1"><text:span text:style-name="T1"><text:s text:c="8"/>CustomerID, Action, </text:span></text:p>
      <text:p text:style-name="P1"><text:span text:style-name="T1"><text:s text:c="8"/>OldEmail, NewEmail,</text:span></text:p>
      <text:p text:style-name="P1"><text:span text:style-name="T1"><text:s text:c="8"/>OldFirstName, NewFirstName,</text:span></text:p>
      <text:p text:style-name="P1"><text:span text:style-name="T1"><text:s text:c="8"/>OldLastName, NewLastName,</text:span></text:p>
      <text:p text:style-name="P1"><text:span text:style-name="T1"><text:s text:c="8"/>OldIsActive, NewIsActive,</text:span></text:p>
      <text:p text:style-name="P1"><text:span text:style-name="T1"><text:s text:c="8"/>DatabaseUser</text:span></text:p>
      <text:p text:style-name="P1"><text:span text:style-name="T1"><text:s text:c="4"/>) VALUES (</text:span></text:p>
      <text:p text:style-name="P1"><text:span text:style-name="T1"><text:s text:c="8"/>NEW.CustomerID, 'UPDATE',</text:span></text:p>
      <text:p text:style-name="P1"><text:span text:style-name="T1"><text:s text:c="8"/>OLD.Email, NEW.Email,</text:span></text:p>
      <text:p text:style-name="P1"><text:span text:style-name="T1"><text:s text:c="8"/>OLD.FirstName, NEW.FirstName,</text:span></text:p>
      <text:p text:style-name="P1"><text:span text:style-name="T1"><text:s text:c="8"/>OLD.LastName, NEW.LastName,</text:span></text:p>
      <text:p text:style-name="P1"><text:span text:style-name="T1"><text:s text:c="8"/>OLD.IsActive, NEW.IsActive,</text:span></text:p>
      <text:p text:style-name="P1"><text:span text:style-name="T1"><text:s text:c="8"/>USER()</text:span></text:p>
      <text:p text:style-name="P1"><text:span text:style-name="T1"><text:s text:c="4"/>);</text:span></text:p>
      <text:p text:style-name="P1"><text:span text:style-name="T1">END</text:span></text:p>
      <text:p text:style-name="P1"><text:span text:style-name="T1">$$</text:span></text:p>
      <text:p text:style-name="P1"><text:span text:style-name="T1">DELIMITER 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employees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employees`;</text:span></text:p>
      <text:p text:style-name="P1"><text:span text:style-name="T1">CREATE TABLE IF NOT EXISTS `employees` (</text:span></text:p>
      <text:p text:style-name="P1"><text:span text:style-name="T1"><text:s text:c="2"/>`EmployeeID` int NOT NULL AUTO_INCREMENT,</text:span></text:p>
      <text:p text:style-name="P1"><text:span text:style-name="T1"><text:s text:c="2"/>`FirstName` varchar(30) NOT NULL,</text:span></text:p>
      <text:p text:style-name="P1"><text:span text:style-name="T1"><text:s text:c="2"/>`LastName` varchar(30) NOT NULL,</text:span></text:p>
      <text:p text:style-name="P1"><text:span text:style-name="T1"><text:s text:c="2"/>`Email` varchar(80) DEFAULT NULL,</text:span></text:p>
      <text:p text:style-name="P1"><text:span text:style-name="T1"><text:s text:c="2"/>`Position` varchar(40) DEFAULT NULL,</text:span></text:p>
      <text:p text:style-name="P1"><text:span text:style-name="T1"><text:s text:c="2"/>`Department` varchar(30) DEFAULT NULL,</text:span></text:p>
      <text:p text:style-name="P1"><text:span text:style-name="T1"><text:s text:c="2"/>`HireDate` date NOT NULL,</text:span></text:p>
      <text:p text:style-name="P1"><text:span text:style-name="T1"><text:s text:c="2"/>`Salary` decimal(10,2) DEFAULT NULL,</text:span></text:p>
      <text:p text:style-name="P1"><text:span text:style-name="T1"><text:s text:c="2"/>`ManagerID` int DEFAULT NULL,</text:span></text:p>
      <text:p text:style-name="P1"><text:span text:style-name="T1"><text:s text:c="2"/>`IsActive` tinyint(1) DEFAULT '1',</text:span></text:p>
      <text:p text:style-name="P1"><text:span text:style-name="T1"><text:s text:c="2"/>PRIMARY KEY (`EmployeeID`),</text:span></text:p>
      <text:p text:style-name="P1"><text:span text:style-name="T1"><text:s text:c="2"/>UNIQUE KEY `Email` (`Email`),</text:span></text:p>
      <text:p text:style-name="P1"><text:span text:style-name="T1"><text:s text:c="2"/>KEY `idx_employees_department` (`Department`),</text:span></text:p>
      <text:p text:style-name="P1"><text:span text:style-name="T1"><text:s text:c="2"/>KEY `idx_employees_manager` (`ManagerID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employees`</text:span></text:p>
      <text:p text:style-name="P1"><text:span text:style-name="T1">--</text:span></text:p>
      <text:p text:style-name="P1"><text:span text:style-name="T1"/></text:p>
      <text:p text:style-name="P1"><text:span text:style-name="T1">INSERT INTO `employees` (`EmployeeID`, `FirstName`, `LastName`, `Email`, `Position`, `Department`, `HireDate`, `Salary`, `ManagerID`, `IsActive`) VALUES</text:span></text:p>
      <text:p text:style-name="P1"><text:span text:style-name="T1">(1, 'Alice', 'Manager', 'alice.manager@company.com', 'Store Manager', 'Management', '2020-01-15', 75000.00, NULL, 1),</text:span></text:p>
      <text:p text:style-name="P1"><text:span text:style-name="T1">(2, 'Bob', 'Sales', 'bob.sales@company.com', 'Sales Associate', 'Sales', '2021-03-01', 35000.00, 1, 1),</text:span></text:p>
      <text:p text:style-name="P1"><text:span text:style-name="T1">(3, 'Carol', 'Tech', 'carol.tech@company.com', 'IT Specialist', 'IT', '2020-06-10', 55000.00, 1, 1),</text:span></text:p>
      <text:p text:style-name="P1"><text:span text:style-name="T1">(4, 'Daniel', 'Support', 'daniel.support@company.com', 'Customer Support', 'Support', '2021-09-15', 40000.00, 1, 1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inventory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inventory`;</text:span></text:p>
      <text:p text:style-name="P1"><text:span text:style-name="T1">CREATE TABLE IF NOT EXISTS `inventory` (</text:span></text:p>
      <text:p text:style-name="P1"><text:span text:style-name="T1"><text:s text:c="2"/>`InventoryID` int NOT NULL AUTO_INCREMENT,</text:span></text:p>
      <text:p text:style-name="P1"><text:span text:style-name="T1"><text:s text:c="2"/>`ProductID` int NOT NULL,</text:span></text:p>
      <text:p text:style-name="P1"><text:span text:style-name="T1"><text:s text:c="2"/>`QuantityInStock` int DEFAULT '0',</text:span></text:p>
      <text:p text:style-name="P1"><text:span text:style-name="T1"><text:s text:c="2"/>`ReorderLevel` int DEFAULT '10',</text:span></text:p>
      <text:p text:style-name="P1"><text:span text:style-name="T1"><text:s text:c="2"/>`LastRestockDate` timestamp NULL DEFAULT NULL,</text:span></text:p>
      <text:p text:style-name="P1"><text:span text:style-name="T1"><text:s text:c="2"/>`PurchaseCost` decimal(10,2) DEFAULT NULL,</text:span></text:p>
      <text:p text:style-name="P1"><text:span text:style-name="T1"><text:s text:c="2"/>PRIMARY KEY (`InventoryID`),</text:span></text:p>
      <text:p text:style-name="P1"><text:span text:style-name="T1"><text:s text:c="2"/>UNIQUE KEY `ProductID` (`ProductID`),</text:span></text:p>
      <text:p text:style-name="P1"><text:span text:style-name="T1"><text:s text:c="2"/>KEY `idx_inventory_product` (`ProductID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inventory`</text:span></text:p>
      <text:p text:style-name="P1"><text:span text:style-name="T1">--</text:span></text:p>
      <text:p text:style-name="P1"><text:span text:style-name="T1"/></text:p>
      <text:p text:style-name="P1"><text:span text:style-name="T1">INSERT INTO `inventory` (`InventoryID`, `ProductID`, `QuantityInStock`, `ReorderLevel`, `LastRestockDate`, `PurchaseCost`) VALUES</text:span></text:p>
      <text:p text:style-name="P1"><text:span text:style-name="T1">(1, 1, 64, 5, '2025-05-31 06:31:59', 2000.00),</text:span></text:p>
      <text:p text:style-name="P1"><text:span text:style-name="T1">(2, 2, 25, 10, NULL, 750.00),</text:span></text:p>
      <text:p text:style-name="P1"><text:span text:style-name="T1">(3, 3, 20, 8, NULL, 650.00),</text:span></text:p>
      <text:p text:style-name="P1"><text:span text:style-name="T1">(4, 4, 12, 5, NULL, 950.00),</text:span></text:p>
      <text:p text:style-name="P1"><text:span text:style-name="T1">(5, 5, 30, 15, NULL, 280.00),</text:span></text:p>
      <text:p text:style-name="P1"><text:span text:style-name="T1">(6, 6, 8, 3, NULL, 600.00),</text:span></text:p>
      <text:p text:style-name="P1"><text:span text:style-name="T1">(7, 7, 18, 8, NULL, 550.00),</text:span></text:p>
      <text:p text:style-name="P1"><text:span text:style-name="T1">(8, 8, 40, 20, NULL, 140.00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orderitems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orderitems`;</text:span></text:p>
      <text:p text:style-name="P1"><text:span text:style-name="T1">CREATE TABLE IF NOT EXISTS `orderitems` (</text:span></text:p>
      <text:p text:style-name="P1"><text:span text:style-name="T1"><text:s text:c="2"/>`OrderItemID` int NOT NULL AUTO_INCREMENT,</text:span></text:p>
      <text:p text:style-name="P1"><text:span text:style-name="T1"><text:s text:c="2"/>`OrderID` int NOT NULL,</text:span></text:p>
      <text:p text:style-name="P1"><text:span text:style-name="T1"><text:s text:c="2"/>`ProductID` int NOT NULL,</text:span></text:p>
      <text:p text:style-name="P1"><text:span text:style-name="T1"><text:s text:c="2"/>`Quantity` int NOT NULL,</text:span></text:p>
      <text:p text:style-name="P1"><text:span text:style-name="T1"><text:s text:c="2"/>`UnitPrice` decimal(10,2) NOT NULL,</text:span></text:p>
      <text:p text:style-name="P1"><text:span text:style-name="T1"><text:s text:c="2"/>`TotalPrice` decimal(10,2) NOT NULL,</text:span></text:p>
      <text:p text:style-name="P1"><text:span text:style-name="T1"><text:s text:c="2"/>PRIMARY KEY (`OrderItemID`),</text:span></text:p>
      <text:p text:style-name="P1"><text:span text:style-name="T1"><text:s text:c="2"/>UNIQUE KEY `unique_order_product` (`OrderID`,`ProductID`),</text:span></text:p>
      <text:p text:style-name="P1"><text:span text:style-name="T1"><text:s text:c="2"/>KEY `idx_orderitems_order` (`OrderID`),</text:span></text:p>
      <text:p text:style-name="P1"><text:span text:style-name="T1"><text:s text:c="2"/>KEY `idx_orderitems_product` (`ProductID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orderitems`</text:span></text:p>
      <text:p text:style-name="P1"><text:span text:style-name="T1">--</text:span></text:p>
      <text:p text:style-name="P1"><text:span text:style-name="T1"/></text:p>
      <text:p text:style-name="P1"><text:span text:style-name="T1">INSERT INTO `orderitems` (`OrderItemID`, `OrderID`, `ProductID`, `Quantity`, `UnitPrice`, `TotalPrice`) VALUES</text:span></text:p>
      <text:p text:style-name="P1"><text:span text:style-name="T1">(1, 1, 1, 1, 2499.00, 2499.00),</text:span></text:p>
      <text:p text:style-name="P1"><text:span text:style-name="T1">(2, 2, 2, 1, 999.00, 999.00),</text:span></text:p>
      <text:p text:style-name="P1"><text:span text:style-name="T1">(3, 3, 4, 1, 1299.00, 1299.00),</text:span></text:p>
      <text:p text:style-name="P1"><text:span text:style-name="T1">(4, 3, 5, 1, 399.00, 399.00),</text:span></text:p>
      <text:p text:style-name="P1"><text:span text:style-name="T1">(5, 4, 5, 1, 399.00, 399.00),</text:span></text:p>
      <text:p text:style-name="P1"><text:span text:style-name="T1">(6, 5, 3, 1, 899.00, 899.00),</text:span></text:p>
      <text:p text:style-name="P1"><text:span text:style-name="T1">(7, 5, 8, 1, 199.00, 199.00),</text:span></text:p>
      <text:p text:style-name="P1"><text:span text:style-name="T1">(8, 6, 1, 1, 2499.00, 2499.00),</text:span></text:p>
      <text:p text:style-name="P1"><text:span text:style-name="T1">(9, 1, 5, 1, 399.00, 399.00);</text:span></text:p>
      <text:p text:style-name="P1"><text:span text:style-name="T1"/></text:p>
      <text:p text:style-name="P1"><text:span text:style-name="T1">--</text:span></text:p>
      <text:p text:style-name="P1"><text:span text:style-name="T1">-- Triggers `orderitems`</text:span></text:p>
      <text:p text:style-name="P1"><text:span text:style-name="T1">--</text:span></text:p>
      <text:p text:style-name="P1"><text:span text:style-name="T1">DROP TRIGGER IF EXISTS `trg_UpdateOrderTotal_Delete`;</text:span></text:p>
      <text:p text:style-name="P1"><text:span text:style-name="T1">DELIMITER $$</text:span></text:p>
      <text:p text:style-name="P1"><text:span text:style-name="T1">CREATE TRIGGER `trg_UpdateOrderTotal_Delete` AFTER DELETE ON `orderitems` FOR EACH ROW BEGIN</text:span></text:p>
      <text:p text:style-name="P1"><text:span text:style-name="T1"><text:s text:c="4"/>DECLARE v_OrderTotal DECIMAL(10,2) DEFAULT 0.00;</text:span></text:p>
      <text:p text:style-name="P1"><text:span text:style-name="T1"><text:s text:c="4"/></text:span></text:p>
      <text:p text:style-name="P1"><text:span text:style-name="T1"><text:s text:c="4"/>-- Calculate new order total</text:span></text:p>
      <text:p text:style-name="P1"><text:span text:style-name="T1"><text:s text:c="4"/>SELECT COALESCE(SUM(TotalPrice), 0.00) </text:span></text:p>
      <text:p text:style-name="P1"><text:span text:style-name="T1"><text:s text:c="4"/>INTO v_OrderTotal</text:span></text:p>
      <text:p text:style-name="P1"><text:span text:style-name="T1"><text:s text:c="4"/>FROM OrderItems </text:span></text:p>
      <text:p text:style-name="P1"><text:span text:style-name="T1"><text:s text:c="4"/>WHERE OrderID = OLD.OrderID;</text:span></text:p>
      <text:p text:style-name="P1"><text:span text:style-name="T1"><text:s text:c="4"/></text:span></text:p>
      <text:p text:style-name="P1"><text:span text:style-name="T1"><text:s text:c="4"/>-- Update the order total</text:span></text:p>
      <text:p text:style-name="P1"><text:span text:style-name="T1"><text:s text:c="4"/>UPDATE Orders </text:span></text:p>
      <text:p text:style-name="P1"><text:span text:style-name="T1"><text:s text:c="4"/>SET TotalAmount = v_OrderTotal,</text:span></text:p>
      <text:p text:style-name="P1"><text:span text:style-name="T1"><text:s text:c="8"/>OrderStatus = CASE </text:span></text:p>
      <text:p text:style-name="P1"><text:span text:style-name="T1"><text:s text:c="12"/>WHEN v_OrderTotal = 0 THEN 'Pending'</text:span></text:p>
      <text:p text:style-name="P1"><text:span text:style-name="T1"><text:s text:c="12"/>ELSE OrderStatus</text:span></text:p>
      <text:p text:style-name="P1"><text:span text:style-name="T1"><text:s text:c="8"/>END</text:span></text:p>
      <text:p text:style-name="P1"><text:span text:style-name="T1"><text:s text:c="4"/>WHERE OrderID = OLD.OrderID;</text:span></text:p>
      <text:p text:style-name="P1"><text:span text:style-name="T1">END</text:span></text:p>
      <text:p text:style-name="P1"><text:span text:style-name="T1">$$</text:span></text:p>
      <text:p text:style-name="P1"><text:span text:style-name="T1">DELIMITER ;</text:span></text:p>
      <text:p text:style-name="P1"><text:span text:style-name="T1">DROP TRIGGER IF EXISTS `trg_UpdateOrderTotal_Insert`;</text:span></text:p>
      <text:p text:style-name="P1"><text:span text:style-name="T1">DELIMITER $$</text:span></text:p>
      <text:p text:style-name="P1"><text:span text:style-name="T1">CREATE TRIGGER `trg_UpdateOrderTotal_Insert` AFTER INSERT ON `orderitems` FOR EACH ROW BEGIN</text:span></text:p>
      <text:p text:style-name="P1"><text:span text:style-name="T1"><text:s text:c="4"/>DECLARE v_OrderTotal DECIMAL(10,2) DEFAULT 0.00;</text:span></text:p>
      <text:p text:style-name="P1"><text:span text:style-name="T1"><text:s text:c="4"/></text:span></text:p>
      <text:p text:style-name="P1"><text:span text:style-name="T1"><text:s text:c="4"/>-- Calculate new order total</text:span></text:p>
      <text:p text:style-name="P1"><text:span text:style-name="T1"><text:s text:c="4"/>SELECT COALESCE(SUM(TotalPrice), 0.00) </text:span></text:p>
      <text:p text:style-name="P1"><text:span text:style-name="T1"><text:s text:c="4"/>INTO v_OrderTotal</text:span></text:p>
      <text:p text:style-name="P1"><text:span text:style-name="T1"><text:s text:c="4"/>FROM OrderItems </text:span></text:p>
      <text:p text:style-name="P1"><text:span text:style-name="T1"><text:s text:c="4"/>WHERE OrderID = NEW.OrderID;</text:span></text:p>
      <text:p text:style-name="P1"><text:span text:style-name="T1"><text:s text:c="4"/></text:span></text:p>
      <text:p text:style-name="P1"><text:span text:style-name="T1"><text:s text:c="4"/>-- Update the order total</text:span></text:p>
      <text:p text:style-name="P1"><text:span text:style-name="T1"><text:s text:c="4"/>UPDATE Orders </text:span></text:p>
      <text:p text:style-name="P1"><text:span text:style-name="T1"><text:s text:c="4"/>SET TotalAmount = v_OrderTotal,</text:span></text:p>
      <text:p text:style-name="P1"><text:span text:style-name="T1"><text:s text:c="8"/>OrderStatus = CASE </text:span></text:p>
      <text:p text:style-name="P1"><text:span text:style-name="T1"><text:s text:c="12"/>WHEN OrderStatus = 'Pending' AND v_OrderTotal &gt; 0 THEN 'Processing'</text:span></text:p>
      <text:p text:style-name="P1"><text:span text:style-name="T1"><text:s text:c="12"/>ELSE OrderStatus</text:span></text:p>
      <text:p text:style-name="P1"><text:span text:style-name="T1"><text:s text:c="8"/>END</text:span></text:p>
      <text:p text:style-name="P1"><text:span text:style-name="T1"><text:s text:c="4"/>WHERE OrderID = NEW.OrderID;</text:span></text:p>
      <text:p text:style-name="P1"><text:span text:style-name="T1"><text:s text:c="4"/></text:span></text:p>
      <text:p text:style-name="P1"><text:span text:style-name="T1"><text:s text:c="4"/>-- If this is the first item and order total &gt; 0, mark as processing</text:span></text:p>
      <text:p text:style-name="P1"><text:span text:style-name="T1"><text:s text:c="4"/>IF v_OrderTotal &gt; 0 THEN</text:span></text:p>
      <text:p text:style-name="P1"><text:span text:style-name="T1"><text:s text:c="8"/>UPDATE Orders </text:span></text:p>
      <text:p text:style-name="P1"><text:span text:style-name="T1"><text:s text:c="8"/>SET OrderStatus = 'Processing' </text:span></text:p>
      <text:p text:style-name="P1"><text:span text:style-name="T1"><text:s text:c="8"/>WHERE OrderID = NEW.OrderID AND OrderStatus = 'Pending';</text:span></text:p>
      <text:p text:style-name="P1"><text:span text:style-name="T1"><text:s text:c="4"/>END IF;</text:span></text:p>
      <text:p text:style-name="P1"><text:span text:style-name="T1">END</text:span></text:p>
      <text:p text:style-name="P1"><text:span text:style-name="T1">$$</text:span></text:p>
      <text:p text:style-name="P1"><text:span text:style-name="T1">DELIMITER ;</text:span></text:p>
      <text:p text:style-name="P1"><text:span text:style-name="T1">DROP TRIGGER IF EXISTS `trg_UpdateOrderTotal_Update`;</text:span></text:p>
      <text:p text:style-name="P1"><text:span text:style-name="T1">DELIMITER $$</text:span></text:p>
      <text:p text:style-name="P1"><text:span text:style-name="T1">CREATE TRIGGER `trg_UpdateOrderTotal_Update` AFTER UPDATE ON `orderitems` FOR EACH ROW BEGIN</text:span></text:p>
      <text:p text:style-name="P1"><text:span text:style-name="T1"><text:s text:c="4"/>DECLARE v_OrderTotal DECIMAL(10,2) DEFAULT 0.00;</text:span></text:p>
      <text:p text:style-name="P1"><text:span text:style-name="T1"><text:s text:c="4"/></text:span></text:p>
      <text:p text:style-name="P1"><text:span text:style-name="T1"><text:s text:c="4"/>-- Calculate new order total for the affected order</text:span></text:p>
      <text:p text:style-name="P1"><text:span text:style-name="T1"><text:s text:c="4"/>SELECT COALESCE(SUM(TotalPrice), 0.00) </text:span></text:p>
      <text:p text:style-name="P1"><text:span text:style-name="T1"><text:s text:c="4"/>INTO v_OrderTotal</text:span></text:p>
      <text:p text:style-name="P1"><text:span text:style-name="T1"><text:s text:c="4"/>FROM OrderItems </text:span></text:p>
      <text:p text:style-name="P1"><text:span text:style-name="T1"><text:s text:c="4"/>WHERE OrderID = NEW.OrderID;</text:span></text:p>
      <text:p text:style-name="P1"><text:span text:style-name="T1"><text:s text:c="4"/></text:span></text:p>
      <text:p text:style-name="P1"><text:span text:style-name="T1"><text:s text:c="4"/>-- Update the order total</text:span></text:p>
      <text:p text:style-name="P1"><text:span text:style-name="T1"><text:s text:c="4"/>UPDATE Orders </text:span></text:p>
      <text:p text:style-name="P1"><text:span text:style-name="T1"><text:s text:c="4"/>SET TotalAmount = v_OrderTotal</text:span></text:p>
      <text:p text:style-name="P1"><text:span text:style-name="T1"><text:s text:c="4"/>WHERE OrderID = NEW.OrderID;</text:span></text:p>
      <text:p text:style-name="P1"><text:span text:style-name="T1"><text:s text:c="4"/></text:span></text:p>
      <text:p text:style-name="P1"><text:span text:style-name="T1"><text:s text:c="4"/>-- If OLD and NEW OrderID are different, update both orders</text:span></text:p>
      <text:p text:style-name="P1"><text:span text:style-name="T1"><text:s text:c="4"/>IF OLD.OrderID != NEW.OrderID THEN</text:span></text:p>
      <text:p text:style-name="P1"><text:span text:style-name="T1"><text:s text:c="8"/>SELECT COALESCE(SUM(TotalPrice), 0.00) </text:span></text:p>
      <text:p text:style-name="P1"><text:span text:style-name="T1"><text:s text:c="8"/>INTO v_OrderTotal</text:span></text:p>
      <text:p text:style-name="P1"><text:span text:style-name="T1"><text:s text:c="8"/>FROM OrderItems </text:span></text:p>
      <text:p text:style-name="P1"><text:span text:style-name="T1"><text:s text:c="8"/>WHERE OrderID = OLD.OrderID;</text:span></text:p>
      <text:p text:style-name="P1"><text:span text:style-name="T1"><text:s text:c="8"/></text:span></text:p>
      <text:p text:style-name="P1"><text:span text:style-name="T1"><text:s text:c="8"/>UPDATE Orders </text:span></text:p>
      <text:p text:style-name="P1"><text:span text:style-name="T1"><text:s text:c="8"/>SET TotalAmount = v_OrderTotal</text:span></text:p>
      <text:p text:style-name="P1"><text:span text:style-name="T1"><text:s text:c="8"/>WHERE OrderID = OLD.OrderID;</text:span></text:p>
      <text:p text:style-name="P1"><text:span text:style-name="T1"><text:s text:c="4"/>END IF;</text:span></text:p>
      <text:p text:style-name="P1"><text:span text:style-name="T1">END</text:span></text:p>
      <text:p text:style-name="P1"><text:span text:style-name="T1">$$</text:span></text:p>
      <text:p text:style-name="P1"><text:span text:style-name="T1">DELIMITER 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orders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orders`;</text:span></text:p>
      <text:p text:style-name="P1"><text:span text:style-name="T1">CREATE TABLE IF NOT EXISTS `orders` (</text:span></text:p>
      <text:p text:style-name="P1"><text:span text:style-name="T1"><text:s text:c="2"/>`OrderID` int NOT NULL AUTO_INCREMENT,</text:span></text:p>
      <text:p text:style-name="P1"><text:span text:style-name="T1"><text:s text:c="2"/>`CustomerID` int NOT NULL,</text:span></text:p>
      <text:p text:style-name="P1"><text:span text:style-name="T1"><text:s text:c="2"/>`OrderDate` timestamp NULL DEFAULT CURRENT_TIMESTAMP,</text:span></text:p>
      <text:p text:style-name="P1"><text:span text:style-name="T1"><text:s text:c="2"/>`TotalAmount` decimal(10,2) DEFAULT '0.00',</text:span></text:p>
      <text:p text:style-name="P1"><text:span text:style-name="T1"><text:s text:c="2"/>`OrderStatus` enum('Pending','Processing','Shipped','Delivered','Cancelled') DEFAULT 'Pending',</text:span></text:p>
      <text:p text:style-name="P1"><text:span text:style-name="T1"><text:s text:c="2"/>`PaymentStatus` enum('Pending','Paid','Refunded') DEFAULT 'Pending',</text:span></text:p>
      <text:p text:style-name="P1"><text:span text:style-name="T1"><text:s text:c="2"/>`ShippingAddressID` int NOT NULL,</text:span></text:p>
      <text:p text:style-name="P1"><text:span text:style-name="T1"><text:s text:c="2"/>PRIMARY KEY (`OrderID`),</text:span></text:p>
      <text:p text:style-name="P1"><text:span text:style-name="T1"><text:s text:c="2"/>KEY `ShippingAddressID` (`ShippingAddressID`),</text:span></text:p>
      <text:p text:style-name="P1"><text:span text:style-name="T1"><text:s text:c="2"/>KEY `idx_orders_customer` (`CustomerID`),</text:span></text:p>
      <text:p text:style-name="P1"><text:span text:style-name="T1"><text:s text:c="2"/>KEY `idx_orders_date` (`OrderDate`),</text:span></text:p>
      <text:p text:style-name="P1"><text:span text:style-name="T1"><text:s text:c="2"/>KEY `idx_orders_status` (`OrderStatus`),</text:span></text:p>
      <text:p text:style-name="P1"><text:span text:style-name="T1"><text:s text:c="2"/>KEY `idx_orders_customer_date` (`CustomerID`,`OrderDate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orders`</text:span></text:p>
      <text:p text:style-name="P1"><text:span text:style-name="T1">--</text:span></text:p>
      <text:p text:style-name="P1"><text:span text:style-name="T1"/></text:p>
      <text:p text:style-name="P1"><text:span text:style-name="T1">INSERT INTO `orders` (`OrderID`, `CustomerID`, `OrderDate`, `TotalAmount`, `OrderStatus`, `PaymentStatus`, `ShippingAddressID`) VALUES</text:span></text:p>
      <text:p text:style-name="P1"><text:span text:style-name="T1">(1, 1, '2025-05-31 06:03:59', 2898.00, 'Delivered', 'Paid', 1),</text:span></text:p>
      <text:p text:style-name="P1"><text:span text:style-name="T1">(2, 2, '2025-05-31 06:03:59', 999.00, 'Shipped', 'Paid', 2),</text:span></text:p>
      <text:p text:style-name="P1"><text:span text:style-name="T1">(3, 3, '2025-05-31 06:03:59', 1698.00, 'Processing', 'Paid', 3),</text:span></text:p>
      <text:p text:style-name="P1"><text:span text:style-name="T1">(4, 4, '2025-05-31 06:03:59', 399.00, 'Delivered', 'Paid', 4),</text:span></text:p>
      <text:p text:style-name="P1"><text:span text:style-name="T1">(5, 5, '2025-05-31 06:03:59', 948.00, 'Pending', 'Pending', 5),</text:span></text:p>
      <text:p text:style-name="P1"><text:span text:style-name="T1">(6, 1, '2025-05-31 06:30:36', 0.00, 'Pending', 'Pending', 1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productpricelog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productpricelog`;</text:span></text:p>
      <text:p text:style-name="P1"><text:span text:style-name="T1">CREATE TABLE IF NOT EXISTS `productpricelog` (</text:span></text:p>
      <text:p text:style-name="P1"><text:span text:style-name="T1"><text:s text:c="2"/>`PriceLogID` int NOT NULL AUTO_INCREMENT,</text:span></text:p>
      <text:p text:style-name="P1"><text:span text:style-name="T1"><text:s text:c="2"/>`ProductID` int DEFAULT NULL,</text:span></text:p>
      <text:p text:style-name="P1"><text:span text:style-name="T1"><text:s text:c="2"/>`ProductName` varchar(120) DEFAULT NULL,</text:span></text:p>
      <text:p text:style-name="P1"><text:span text:style-name="T1"><text:s text:c="2"/>`OldPrice` decimal(10,2) DEFAULT NULL,</text:span></text:p>
      <text:p text:style-name="P1"><text:span text:style-name="T1"><text:s text:c="2"/>`NewPrice` decimal(10,2) DEFAULT NULL,</text:span></text:p>
      <text:p text:style-name="P1"><text:span text:style-name="T1"><text:s text:c="2"/>`PriceChange` decimal(10,2) DEFAULT NULL,</text:span></text:p>
      <text:p text:style-name="P1"><text:span text:style-name="T1"><text:s text:c="2"/>`PercentageChange` decimal(5,2) DEFAULT NULL,</text:span></text:p>
      <text:p text:style-name="P1"><text:span text:style-name="T1"><text:s text:c="2"/>`ChangeReason` varchar(100) DEFAULT NULL,</text:span></text:p>
      <text:p text:style-name="P1"><text:span text:style-name="T1"><text:s text:c="2"/>`ChangeDate` timestamp NULL DEFAULT CURRENT_TIMESTAMP,</text:span></text:p>
      <text:p text:style-name="P1"><text:span text:style-name="T1"><text:s text:c="2"/>`ChangedBy` varchar(50) DEFAULT NULL,</text:span></text:p>
      <text:p text:style-name="P1"><text:span text:style-name="T1"><text:s text:c="2"/>PRIMARY KEY (`PriceLogID`),</text:span></text:p>
      <text:p text:style-name="P1"><text:span text:style-name="T1"><text:s text:c="2"/>KEY `ProductID` (`ProductID`)</text:span></text:p>
      <text:p text:style-name="P1"><text:span text:style-name="T1">) ENGINE=MyISAM AUTO_INCREMENT=2 DEFAULT CHARSET=utf8mb4 COLLATE=utf8mb4_0900_ai_ci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productpricelog`</text:span></text:p>
      <text:p text:style-name="P1"><text:span text:style-name="T1">--</text:span></text:p>
      <text:p text:style-name="P1"><text:span text:style-name="T1"/></text:p>
      <text:p text:style-name="P1"><text:span text:style-name="T1">INSERT INTO `productpricelog` (`PriceLogID`, `ProductID`, `ProductName`, `OldPrice`, `NewPrice`, `PriceChange`, `PercentageChange`, `ChangeReason`, `ChangeDate`, `ChangedBy`) VALUES</text:span></text:p>
      <text:p text:style-name="P1"><text:span text:style-name="T1">(1, 1, 'MacBook Pro 16\"', 2499.00, 2999.00, 500.00, 20.01, 'Significant Price Increase', '2025-05-31 06:42:19', 'root@localhost'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products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products`;</text:span></text:p>
      <text:p text:style-name="P1"><text:span text:style-name="T1">CREATE TABLE IF NOT EXISTS `products` (</text:span></text:p>
      <text:p text:style-name="P1"><text:span text:style-name="T1"><text:s text:c="2"/>`ProductID` int NOT NULL AUTO_INCREMENT,</text:span></text:p>
      <text:p text:style-name="P1"><text:span text:style-name="T1"><text:s text:c="2"/>`ProductName` varchar(120) NOT NULL,</text:span></text:p>
      <text:p text:style-name="P1"><text:span text:style-name="T1"><text:s text:c="2"/>`SKU` varchar(30) NOT NULL,</text:span></text:p>
      <text:p text:style-name="P1"><text:span text:style-name="T1"><text:s text:c="2"/>`CategoryID` int NOT NULL,</text:span></text:p>
      <text:p text:style-name="P1"><text:span text:style-name="T1"><text:s text:c="2"/>`SupplierID` int NOT NULL,</text:span></text:p>
      <text:p text:style-name="P1"><text:span text:style-name="T1"><text:s text:c="2"/>`Price` decimal(10,2) NOT NULL,</text:span></text:p>
      <text:p text:style-name="P1"><text:span text:style-name="T1"><text:s text:c="2"/>`Description` text,</text:span></text:p>
      <text:p text:style-name="P1"><text:span text:style-name="T1"><text:s text:c="2"/>`Specifications` text,</text:span></text:p>
      <text:p text:style-name="P1"><text:span text:style-name="T1"><text:s text:c="2"/>`ImageURL` varchar(300) DEFAULT NULL,</text:span></text:p>
      <text:p text:style-name="P1"><text:span text:style-name="T1"><text:s text:c="2"/>`IsActive` tinyint(1) DEFAULT '1',</text:span></text:p>
      <text:p text:style-name="P1"><text:span text:style-name="T1"><text:s text:c="2"/>`CreatedDate` timestamp NULL DEFAULT CURRENT_TIMESTAMP,</text:span></text:p>
      <text:p text:style-name="P1"><text:span text:style-name="T1"><text:s text:c="2"/>PRIMARY KEY (`ProductID`),</text:span></text:p>
      <text:p text:style-name="P1"><text:span text:style-name="T1"><text:s text:c="2"/>UNIQUE KEY `SKU` (`SKU`),</text:span></text:p>
      <text:p text:style-name="P1"><text:span text:style-name="T1"><text:s text:c="2"/>KEY `idx_products_category` (`CategoryID`),</text:span></text:p>
      <text:p text:style-name="P1"><text:span text:style-name="T1"><text:s text:c="2"/>KEY `idx_products_supplier` (`SupplierID`),</text:span></text:p>
      <text:p text:style-name="P1"><text:span text:style-name="T1"><text:s text:c="2"/>KEY `idx_products_price` (`Price`),</text:span></text:p>
      <text:p text:style-name="P1"><text:span text:style-name="T1"><text:s text:c="2"/>KEY `idx_products_sku` (`SKU`),</text:span></text:p>
      <text:p text:style-name="P1"><text:span text:style-name="T1"><text:s text:c="2"/>KEY `idx_products_category_price` (`CategoryID`,`Price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products`</text:span></text:p>
      <text:p text:style-name="P1"><text:span text:style-name="T1">--</text:span></text:p>
      <text:p text:style-name="P1"><text:span text:style-name="T1"/></text:p>
      <text:p text:style-name="P1"><text:span text:style-name="T1">INSERT INTO `products` (`ProductID`, `ProductName`, `SKU`, `CategoryID`, `SupplierID`, `Price`, `Description`, `Specifications`, `ImageURL`, `IsActive`, `CreatedDate`) VALUES</text:span></text:p>
      <text:p text:style-name="P1"><text:span text:style-name="T1">(1, 'MacBook Pro 16\"', 'MBP16-2024', 6, 1, 2999.00, 'Professional laptop with M3 chip', 'M3 Pro chip, 16GB RAM, 512GB SSD', NULL, 1, '2025-05-31 06:03:33'),</text:span></text:p>
      <text:p text:style-name="P1"><text:span text:style-name="T1">(2, 'iPhone 15 Pro', 'IPH15PRO-128', 8, 1, 999.00, 'Latest iPhone with Pro features', 'A17 Pro chip, 128GB storage, Pro camera system', NULL, 1, '2025-05-31 06:03:33'),</text:span></text:p>
      <text:p text:style-name="P1"><text:span text:style-name="T1">(3, 'Samsung Galaxy S24', 'SGS24-256', 8, 2, 899.00, 'Premium Android smartphone', 'Snapdragon 8 Gen 3, 256GB storage, 50MP camera', NULL, 1, '2025-05-31 06:03:33'),</text:span></text:p>
      <text:p text:style-name="P1"><text:span text:style-name="T1">(4, 'Dell XPS 13', 'DXPS13-512', 6, 3, 1299.00, 'Ultra-portable laptop', 'Intel i7, 16GB RAM, 512GB SSD', NULL, 1, '2025-05-31 06:03:33'),</text:span></text:p>
      <text:p text:style-name="P1"><text:span text:style-name="T1">(5, 'Sony WH-1000XM5', 'SONY-WH1000XM5', 9, 5, 399.00, 'Noise-canceling headphones', 'Bluetooth 5.2, 30-hour battery, ANC', NULL, 1, '2025-05-31 06:03:33'),</text:span></text:p>
      <text:p text:style-name="P1"><text:span text:style-name="T1">(6, 'HP Pavilion Desktop', 'HP-PAV-DT', 7, 4, 799.00, 'All-in-one desktop solution', 'Intel i5, 8GB RAM, 1TB HDD', NULL, 1, '2025-05-31 06:03:33'),</text:span></text:p>
      <text:p text:style-name="P1"><text:span text:style-name="T1">(7, 'iPad Air', 'IPAD-AIR-256', 1, 1, 749.00, 'Versatile tablet for work and play', 'M2 chip, 256GB storage, 10.9\" display', NULL, 1, '2025-05-31 06:03:33'),</text:span></text:p>
      <text:p text:style-name="P1"><text:span text:style-name="T1">(8, 'Samsung Galaxy Buds Pro', 'SGB-PRO-2024', 9, 2, 199.00, 'Premium wireless earbuds', 'ANC, IPX7 rating, 8-hour battery', NULL, 1, '2025-05-31 06:03:33');</text:span></text:p>
      <text:p text:style-name="P1"><text:span text:style-name="T1"/></text:p>
      <text:p text:style-name="P1"><text:span text:style-name="T1">--</text:span></text:p>
      <text:p text:style-name="P1"><text:span text:style-name="T1">-- Triggers `products`</text:span></text:p>
      <text:p text:style-name="P1"><text:span text:style-name="T1">--</text:span></text:p>
      <text:p text:style-name="P1"><text:span text:style-name="T1">DROP TRIGGER IF EXISTS `trg_ProductPriceChange`;</text:span></text:p>
      <text:p text:style-name="P1"><text:span text:style-name="T1">DELIMITER $$</text:span></text:p>
      <text:p text:style-name="P1"><text:span text:style-name="T1">CREATE TRIGGER `trg_ProductPriceChange` BEFORE UPDATE ON `products` FOR EACH ROW BEGIN</text:span></text:p>
      <text:p text:style-name="P1"><text:span text:style-name="T1"><text:s text:c="4"/>DECLARE v_PriceChange DECIMAL(10,2);</text:span></text:p>
      <text:p text:style-name="P1"><text:span text:style-name="T1"><text:s text:c="4"/>DECLARE v_PercentageChange DECIMAL(5,2);</text:span></text:p>
      <text:p text:style-name="P1"><text:span text:style-name="T1"><text:s text:c="4"/>DECLARE v_ChangeReason VARCHAR(100);</text:span></text:p>
      <text:p text:style-name="P1"><text:span text:style-name="T1"><text:s text:c="4"/></text:span></text:p>
      <text:p text:style-name="P1"><text:span text:style-name="T1"><text:s text:c="4"/>IF OLD.Price != NEW.Price THEN</text:span></text:p>
      <text:p text:style-name="P1"><text:span text:style-name="T1"><text:s text:c="8"/>SET v_PriceChange = NEW.Price - OLD.Price;</text:span></text:p>
      <text:p text:style-name="P1"><text:span text:style-name="T1"><text:s text:c="8"/>SET v_PercentageChange = CASE </text:span></text:p>
      <text:p text:style-name="P1"><text:span text:style-name="T1"><text:s text:c="12"/>WHEN OLD.Price &gt; 0 THEN ROUND((v_PriceChange / OLD.Price) * 100, 2)</text:span></text:p>
      <text:p text:style-name="P1"><text:span text:style-name="T1"><text:s text:c="12"/>ELSE 0.00</text:span></text:p>
      <text:p text:style-name="P1"><text:span text:style-name="T1"><text:s text:c="8"/>END;</text:span></text:p>
      <text:p text:style-name="P1"><text:span text:style-name="T1"><text:s text:c="8"/></text:span></text:p>
      <text:p text:style-name="P1"><text:span text:style-name="T1"><text:s text:c="8"/>SET v_ChangeReason = CASE </text:span></text:p>
      <text:p text:style-name="P1"><text:span text:style-name="T1"><text:s text:c="12"/>WHEN v_PriceChange &gt; 0 AND v_PercentageChange &gt; 20 THEN 'Significant Price Increase'</text:span></text:p>
      <text:p text:style-name="P1"><text:span text:style-name="T1"><text:s text:c="12"/>WHEN v_PriceChange &gt; 0 AND v_PercentageChange &gt; 5 THEN 'Price Increase'</text:span></text:p>
      <text:p text:style-name="P1"><text:span text:style-name="T1"><text:s text:c="12"/>WHEN v_PriceChange &gt; 0 THEN 'Minor Price Increase'</text:span></text:p>
      <text:p text:style-name="P1"><text:span text:style-name="T1"><text:s text:c="12"/>WHEN v_PriceChange &lt; 0 AND v_PercentageChange &lt; -20 THEN 'Significant Price Decrease'</text:span></text:p>
      <text:p text:style-name="P1"><text:span text:style-name="T1"><text:s text:c="12"/>WHEN v_PriceChange &lt; 0 AND v_PercentageChange &lt; -5 THEN 'Price Decrease'</text:span></text:p>
      <text:p text:style-name="P1"><text:span text:style-name="T1"><text:s text:c="12"/>WHEN v_PriceChange &lt; 0 THEN 'Minor Price Decrease'</text:span></text:p>
      <text:p text:style-name="P1"><text:span text:style-name="T1"><text:s text:c="12"/>ELSE 'Price Adjustment'</text:span></text:p>
      <text:p text:style-name="P1"><text:span text:style-name="T1"><text:s text:c="8"/>END;</text:span></text:p>
      <text:p text:style-name="P1"><text:span text:style-name="T1"><text:s text:c="8"/></text:span></text:p>
      <text:p text:style-name="P1"><text:span text:style-name="T1"><text:s text:c="8"/>INSERT INTO ProductPriceLog (</text:span></text:p>
      <text:p text:style-name="P1"><text:span text:style-name="T1"><text:s text:c="12"/>ProductID, ProductName, OldPrice, NewPrice, </text:span></text:p>
      <text:p text:style-name="P1"><text:span text:style-name="T1"><text:s text:c="12"/>PriceChange, PercentageChange, ChangeReason, ChangedBy</text:span></text:p>
      <text:p text:style-name="P1"><text:span text:style-name="T1"><text:s text:c="8"/>) VALUES (</text:span></text:p>
      <text:p text:style-name="P1"><text:span text:style-name="T1"><text:s text:c="12"/>NEW.ProductID, NEW.ProductName, OLD.Price, NEW.Price,</text:span></text:p>
      <text:p text:style-name="P1"><text:span text:style-name="T1"><text:s text:c="12"/>v_PriceChange, v_PercentageChange, v_ChangeReason, USER()</text:span></text:p>
      <text:p text:style-name="P1"><text:span text:style-name="T1"><text:s text:c="8"/>);</text:span></text:p>
      <text:p text:style-name="P1"><text:span text:style-name="T1"><text:s text:c="4"/>END IF;</text:span></text:p>
      <text:p text:style-name="P1"><text:span text:style-name="T1">END</text:span></text:p>
      <text:p text:style-name="P1"><text:span text:style-name="T1">$$</text:span></text:p>
      <text:p text:style-name="P1"><text:span text:style-name="T1">DELIMITER 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reviews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reviews`;</text:span></text:p>
      <text:p text:style-name="P1"><text:span text:style-name="T1">CREATE TABLE IF NOT EXISTS `reviews` (</text:span></text:p>
      <text:p text:style-name="P1"><text:span text:style-name="T1"><text:s text:c="2"/>`ReviewID` int NOT NULL AUTO_INCREMENT,</text:span></text:p>
      <text:p text:style-name="P1"><text:span text:style-name="T1"><text:s text:c="2"/>`ProductID` int NOT NULL,</text:span></text:p>
      <text:p text:style-name="P1"><text:span text:style-name="T1"><text:s text:c="2"/>`CustomerID` int NOT NULL,</text:span></text:p>
      <text:p text:style-name="P1"><text:span text:style-name="T1"><text:s text:c="2"/>`Rating` int NOT NULL,</text:span></text:p>
      <text:p text:style-name="P1"><text:span text:style-name="T1"><text:s text:c="2"/>`ReviewText` text,</text:span></text:p>
      <text:p text:style-name="P1"><text:span text:style-name="T1"><text:s text:c="2"/>`ReviewDate` timestamp NULL DEFAULT CURRENT_TIMESTAMP,</text:span></text:p>
      <text:p text:style-name="P1"><text:span text:style-name="T1"><text:s text:c="2"/>`IsVerifiedPurchase` tinyint(1) DEFAULT '0',</text:span></text:p>
      <text:p text:style-name="P1"><text:span text:style-name="T1"><text:s text:c="2"/>PRIMARY KEY (`ReviewID`),</text:span></text:p>
      <text:p text:style-name="P1"><text:span text:style-name="T1"><text:s text:c="2"/>UNIQUE KEY `unique_customer_product_review` (`CustomerID`,`ProductID`),</text:span></text:p>
      <text:p text:style-name="P1"><text:span text:style-name="T1"><text:s text:c="2"/>KEY `idx_reviews_product` (`ProductID`),</text:span></text:p>
      <text:p text:style-name="P1"><text:span text:style-name="T1"><text:s text:c="2"/>KEY `idx_reviews_customer` (`CustomerID`),</text:span></text:p>
      <text:p text:style-name="P1"><text:span text:style-name="T1"><text:s text:c="2"/>KEY `idx_reviews_rating` (`Rating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reviews`</text:span></text:p>
      <text:p text:style-name="P1"><text:span text:style-name="T1">--</text:span></text:p>
      <text:p text:style-name="P1"><text:span text:style-name="T1"/></text:p>
      <text:p text:style-name="P1"><text:span text:style-name="T1">INSERT INTO `reviews` (`ReviewID`, `ProductID`, `CustomerID`, `Rating`, `ReviewText`, `ReviewDate`, `IsVerifiedPurchase`) VALUES</text:span></text:p>
      <text:p text:style-name="P1"><text:span text:style-name="T1">(1, 1, 1, 5, 'Excellent laptop! Fast performance and great build quality.', '2025-05-31 06:04:11', 1),</text:span></text:p>
      <text:p text:style-name="P1"><text:span text:style-name="T1">(2, 2, 2, 4, 'Great phone, camera is amazing. Battery could be better.', '2025-05-31 06:04:11', 1),</text:span></text:p>
      <text:p text:style-name="P1"><text:span text:style-name="T1">(3, 5, 4, 5, 'Best noise-canceling headphones I have ever used!', '2025-05-31 06:04:11', 1),</text:span></text:p>
      <text:p text:style-name="P1"><text:span text:style-name="T1">(4, 4, 3, 4, 'Solid laptop for the price. Good for everyday tasks.', '2025-05-31 06:04:11', 1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rolepermissionmatrix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rolepermissionmatrix`;</text:span></text:p>
      <text:p text:style-name="P1"><text:span text:style-name="T1">CREATE TABLE IF NOT EXISTS `rolepermissionmatrix` (</text:span></text:p>
      <text:p text:style-name="P1"><text:span text:style-name="T1"><text:s text:c="2"/>`RoleID` int NOT NULL AUTO_INCREMENT,</text:span></text:p>
      <text:p text:style-name="P1"><text:span text:style-name="T1"><text:s text:c="2"/>`RoleName` varchar(50) NOT NULL,</text:span></text:p>
      <text:p text:style-name="P1"><text:span text:style-name="T1"><text:s text:c="2"/>`TableName` varchar(50) NOT NULL,</text:span></text:p>
      <text:p text:style-name="P1"><text:span text:style-name="T1"><text:s text:c="2"/>`SelectPermission` tinyint(1) DEFAULT '0',</text:span></text:p>
      <text:p text:style-name="P1"><text:span text:style-name="T1"><text:s text:c="2"/>`InsertPermission` tinyint(1) DEFAULT '0',</text:span></text:p>
      <text:p text:style-name="P1"><text:span text:style-name="T1"><text:s text:c="2"/>`UpdatePermission` tinyint(1) DEFAULT '0',</text:span></text:p>
      <text:p text:style-name="P1"><text:span text:style-name="T1"><text:s text:c="2"/>`DeletePermission` tinyint(1) DEFAULT '0',</text:span></text:p>
      <text:p text:style-name="P1"><text:span text:style-name="T1"><text:s text:c="2"/>`Description` text,</text:span></text:p>
      <text:p text:style-name="P1"><text:span text:style-name="T1"><text:s text:c="2"/>`CreatedDate` timestamp NULL DEFAULT CURRENT_TIMESTAMP,</text:span></text:p>
      <text:p text:style-name="P1"><text:span text:style-name="T1"><text:s text:c="2"/>PRIMARY KEY (`RoleID`)</text:span></text:p>
      <text:p text:style-name="P1"><text:span text:style-name="T1">) ENGINE=MyISAM AUTO_INCREMENT=41 DEFAULT CHARSET=utf8mb4 COLLATE=utf8mb4_0900_ai_ci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rolepermissionmatrix`</text:span></text:p>
      <text:p text:style-name="P1"><text:span text:style-name="T1">--</text:span></text:p>
      <text:p text:style-name="P1"><text:span text:style-name="T1"/></text:p>
      <text:p text:style-name="P1"><text:span text:style-name="T1">INSERT INTO `rolepermissionmatrix` (`RoleID`, `RoleName`, `TableName`, `SelectPermission`, `InsertPermission`, `UpdatePermission`, `DeletePermission`, `Description`, `CreatedDate`) VALUES</text:span></text:p>
      <text:p text:style-name="P1"><text:span text:style-name="T1">(1, 'database_admin', 'ALL_TABLES', 1, 1, 1, 1, 'Full system administration access', '2025-05-31 07:08:12'),</text:span></text:p>
      <text:p text:style-name="P1"><text:span text:style-name="T1">(2, 'store_manager', 'Products', 1, 1, 1, 1, 'Full product management', '2025-05-31 07:08:12'),</text:span></text:p>
      <text:p text:style-name="P1"><text:span text:style-name="T1">(3, 'store_manager', 'Orders', 1, 1, 1, 1, 'Complete order management', '2025-05-31 07:08:12'),</text:span></text:p>
      <text:p text:style-name="P1"><text:span text:style-name="T1">(4, 'store_manager', 'Customers', 1, 1, 1, 1, 'Customer relationship management', '2025-05-31 07:08:12'),</text:span></text:p>
      <text:p text:style-name="P1"><text:span text:style-name="T1">(5, 'store_manager', 'Inventory', 1, 1, 1, 1, 'Inventory oversight', '2025-05-31 07:08:12'),</text:span></text:p>
      <text:p text:style-name="P1"><text:span text:style-name="T1">(6, 'store_manager', 'Employees', 1, 1, 1, 1, 'Staff management', '2025-05-31 07:08:12'),</text:span></text:p>
      <text:p text:style-name="P1"><text:span text:style-name="T1">(7, 'sales_manager', 'Products', 1, 1, 1, 0, 'Product information and updates', '2025-05-31 07:08:12'),</text:span></text:p>
      <text:p text:style-name="P1"><text:span text:style-name="T1">(8, 'sales_manager', 'Orders', 1, 1, 1, 1, 'Order processing and management', '2025-05-31 07:08:12'),</text:span></text:p>
      <text:p text:style-name="P1"><text:span text:style-name="T1">(9, 'sales_manager', 'Customers', 1, 1, 1, 1, 'Customer management', '2025-05-31 07:08:12'),</text:span></text:p>
      <text:p text:style-name="P1"><text:span text:style-name="T1">(10, 'sales_manager', 'Inventory', 1, 0, 0, 0, 'Inventory visibility only', '2025-05-31 07:08:12'),</text:span></text:p>
      <text:p text:style-name="P1"><text:span text:style-name="T1">(11, 'sales_associate', 'Products', 1, 0, 0, 0, 'Product catalog access', '2025-05-31 07:08:12'),</text:span></text:p>
      <text:p text:style-name="P1"><text:span text:style-name="T1">(12, 'sales_associate', 'Orders', 1, 1, 1, 0, 'Order creation and updates', '2025-05-31 07:08:12'),</text:span></text:p>
      <text:p text:style-name="P1"><text:span text:style-name="T1">(13, 'sales_associate', 'Customers', 1, 1, 1, 0, 'Customer service', '2025-05-31 07:08:12'),</text:span></text:p>
      <text:p text:style-name="P1"><text:span text:style-name="T1">(14, 'sales_associate', 'Inventory', 1, 0, 0, 0, 'Stock level checking', '2025-05-31 07:08:12'),</text:span></text:p>
      <text:p text:style-name="P1"><text:span text:style-name="T1">(15, 'customer_service', 'Products', 1, 0, 0, 0, 'Product information for support', '2025-05-31 07:08:12'),</text:span></text:p>
      <text:p text:style-name="P1"><text:span text:style-name="T1">(16, 'customer_service', 'Orders', 1, 0, 1, 0, 'Order status updates', '2025-05-31 07:08:12'),</text:span></text:p>
      <text:p text:style-name="P1"><text:span text:style-name="T1">(17, 'customer_service', 'Customers', 1, 0, 1, 0, 'Customer profile updates', '2025-05-31 07:08:12'),</text:span></text:p>
      <text:p text:style-name="P1"><text:span text:style-name="T1">(18, 'customer_service', 'Reviews', 1, 1, 1, 1, 'Review management', '2025-05-31 07:08:12'),</text:span></text:p>
      <text:p text:style-name="P1"><text:span text:style-name="T1">(19, 'inventory_manager', 'Products', 1, 0, 0, 0, 'Product catalog for inventory', '2025-05-31 07:08:12'),</text:span></text:p>
      <text:p text:style-name="P1"><text:span text:style-name="T1">(20, 'inventory_manager', 'Inventory', 1, 1, 1, 1, 'Complete inventory control', '2025-05-31 07:08:12'),</text:span></text:p>
      <text:p text:style-name="P1"><text:span text:style-name="T1">(21, 'inventory_manager', 'Suppliers', 1, 1, 1, 0, 'Supplier management', '2025-05-31 07:08:12'),</text:span></text:p>
      <text:p text:style-name="P1"><text:span text:style-name="T1">(22, 'inventory_manager', 'OrderItems', 1, 0, 0, 0, 'Sales impact on inventory', '2025-05-31 07:08:12'),</text:span></text:p>
      <text:p text:style-name="P1"><text:span text:style-name="T1">(23, 'inventory_clerk', 'Products', 1, 0, 0, 0, 'Product information', '2025-05-31 07:08:12'),</text:span></text:p>
      <text:p text:style-name="P1"><text:span text:style-name="T1">(24, 'inventory_clerk', 'Inventory', 1, 0, 1, 0, 'Inventory updates only', '2025-05-31 07:08:12'),</text:span></text:p>
      <text:p text:style-name="P1"><text:span text:style-name="T1">(25, 'inventory_clerk', 'Suppliers', 1, 0, 0, 0, 'Supplier information', '2025-05-31 07:08:12'),</text:span></text:p>
      <text:p text:style-name="P1"><text:span text:style-name="T1">(26, 'finance_manager', 'Orders', 1, 0, 0, 0, 'Sales and revenue analysis', '2025-05-31 07:08:12'),</text:span></text:p>
      <text:p text:style-name="P1"><text:span text:style-name="T1">(27, 'finance_manager', 'OrderItems', 1, 0, 0, 0, 'Transaction details', '2025-05-31 07:08:12'),</text:span></text:p>
      <text:p text:style-name="P1"><text:span text:style-name="T1">(28, 'finance_manager', 'Products', 1, 0, 0, 0, 'Product pricing', '2025-05-31 07:08:12'),</text:span></text:p>
      <text:p text:style-name="P1"><text:span text:style-name="T1">(29, 'finance_manager', 'ProductPriceLog', 1, 0, 0, 0, 'Price change history', '2025-05-31 07:08:12'),</text:span></text:p>
      <text:p text:style-name="P1"><text:span text:style-name="T1">(30, 'finance_manager', 'Employees', 1, 0, 1, 0, 'Employee financial data', '2025-05-31 07:08:12'),</text:span></text:p>
      <text:p text:style-name="P1"><text:span text:style-name="T1">(31, 'finance_clerk', 'Orders', 1, 0, 0, 0, 'Order financial data', '2025-05-31 07:08:12'),</text:span></text:p>
      <text:p text:style-name="P1"><text:span text:style-name="T1">(32, 'finance_clerk', 'OrderItems', 1, 0, 0, 0, 'Transaction line items', '2025-05-31 07:08:12'),</text:span></text:p>
      <text:p text:style-name="P1"><text:span text:style-name="T1">(33, 'finance_clerk', 'Products', 1, 0, 0, 0, 'Product pricing information', '2025-05-31 07:08:12'),</text:span></text:p>
      <text:p text:style-name="P1"><text:span text:style-name="T1">(34, 'it_analyst', 'ALL_TABLES', 1, 0, 0, 0, 'System monitoring and analysis', '2025-05-31 07:08:12'),</text:span></text:p>
      <text:p text:style-name="P1"><text:span text:style-name="T1">(35, 'it_analyst', 'BackupHistory', 1, 0, 0, 0, 'Backup monitoring', '2025-05-31 07:08:12'),</text:span></text:p>
      <text:p text:style-name="P1"><text:span text:style-name="T1">(36, 'it_analyst', 'CustomerAuditLog', 1, 0, 0, 0, 'Audit trail analysis', '2025-05-31 07:08:12'),</text:span></text:p>
      <text:p text:style-name="P1"><text:span text:style-name="T1">(37, 'auditor', 'ALL_TABLES', 1, 0, 0, 0, 'Compliance and audit access', '2025-05-31 07:08:12'),</text:span></text:p>
      <text:p text:style-name="P1"><text:span text:style-name="T1">(38, 'customer_role', 'Products', 1, 0, 0, 0, 'Product browsing', '2025-05-31 07:08:12'),</text:span></text:p>
      <text:p text:style-name="P1"><text:span text:style-name="T1">(39, 'customer_role', 'Categories', 1, 0, 0, 0, 'Category browsing', '2025-05-31 07:08:12'),</text:span></text:p>
      <text:p text:style-name="P1"><text:span text:style-name="T1">(40, 'customer_role', 'Reviews', 1, 1, 1, 0, 'Product reviews', '2025-05-31 07:08:12'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shippingaddresses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shippingaddresses`;</text:span></text:p>
      <text:p text:style-name="P1"><text:span text:style-name="T1">CREATE TABLE IF NOT EXISTS `shippingaddresses` (</text:span></text:p>
      <text:p text:style-name="P1"><text:span text:style-name="T1"><text:s text:c="2"/>`AddressID` int NOT NULL AUTO_INCREMENT,</text:span></text:p>
      <text:p text:style-name="P1"><text:span text:style-name="T1"><text:s text:c="2"/>`CustomerID` int NOT NULL,</text:span></text:p>
      <text:p text:style-name="P1"><text:span text:style-name="T1"><text:s text:c="2"/>`AddressLine1` varchar(80) NOT NULL,</text:span></text:p>
      <text:p text:style-name="P1"><text:span text:style-name="T1"><text:s text:c="2"/>`AddressLine2` varchar(80) DEFAULT NULL,</text:span></text:p>
      <text:p text:style-name="P1"><text:span text:style-name="T1"><text:s text:c="2"/>`City` varchar(40) NOT NULL,</text:span></text:p>
      <text:p text:style-name="P1"><text:span text:style-name="T1"><text:s text:c="2"/>`State` varchar(30) DEFAULT NULL,</text:span></text:p>
      <text:p text:style-name="P1"><text:span text:style-name="T1"><text:s text:c="2"/>`PostalCode` varchar(12) DEFAULT NULL,</text:span></text:p>
      <text:p text:style-name="P1"><text:span text:style-name="T1"><text:s text:c="2"/>`Country` varchar(30) NOT NULL,</text:span></text:p>
      <text:p text:style-name="P1"><text:span text:style-name="T1"><text:s text:c="2"/>`IsDefault` tinyint(1) DEFAULT '0',</text:span></text:p>
      <text:p text:style-name="P1"><text:span text:style-name="T1"><text:s text:c="2"/>`CreatedDate` timestamp NULL DEFAULT CURRENT_TIMESTAMP,</text:span></text:p>
      <text:p text:style-name="P1"><text:span text:style-name="T1"><text:s text:c="2"/>PRIMARY KEY (`AddressID`),</text:span></text:p>
      <text:p text:style-name="P1"><text:span text:style-name="T1"><text:s text:c="2"/>KEY `idx_shipping_customer` (`CustomerID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shippingaddresses`</text:span></text:p>
      <text:p text:style-name="P1"><text:span text:style-name="T1">--</text:span></text:p>
      <text:p text:style-name="P1"><text:span text:style-name="T1"/></text:p>
      <text:p text:style-name="P1"><text:span text:style-name="T1">INSERT INTO `shippingaddresses` (`AddressID`, `CustomerID`, `AddressLine1`, `AddressLine2`, `City`, `State`, `PostalCode`, `Country`, `IsDefault`, `CreatedDate`) VALUES</text:span></text:p>
      <text:p text:style-name="P1"><text:span text:style-name="T1">(1, 1, '123 Main Street', NULL, 'New York', 'NY', '10001', 'USA', 1, '2025-05-31 06:03:47'),</text:span></text:p>
      <text:p text:style-name="P1"><text:span text:style-name="T1">(2, 2, '456 Oak Avenue', NULL, 'Los Angeles', 'CA', '90210', 'USA', 1, '2025-05-31 06:03:47'),</text:span></text:p>
      <text:p text:style-name="P1"><text:span text:style-name="T1">(3, 3, '789 Pine Road', NULL, 'Chicago', 'IL', '60601', 'USA', 1, '2025-05-31 06:03:47'),</text:span></text:p>
      <text:p text:style-name="P1"><text:span text:style-name="T1">(4, 4, '321 Elm Street', NULL, 'Houston', 'TX', '77001', 'USA', 1, '2025-05-31 06:03:47'),</text:span></text:p>
      <text:p text:style-name="P1"><text:span text:style-name="T1">(5, 5, '654 Maple Drive', NULL, 'Phoenix', 'AZ', '85001', 'USA', 1, '2025-05-31 06:03:47'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suppliers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suppliers`;</text:span></text:p>
      <text:p text:style-name="P1"><text:span text:style-name="T1">CREATE TABLE IF NOT EXISTS `suppliers` (</text:span></text:p>
      <text:p text:style-name="P1"><text:span text:style-name="T1"><text:s text:c="2"/>`SupplierID` int NOT NULL AUTO_INCREMENT,</text:span></text:p>
      <text:p text:style-name="P1"><text:span text:style-name="T1"><text:s text:c="2"/>`CompanyName` varchar(80) NOT NULL,</text:span></text:p>
      <text:p text:style-name="P1"><text:span text:style-name="T1"><text:s text:c="2"/>`ContactName` varchar(60) DEFAULT NULL,</text:span></text:p>
      <text:p text:style-name="P1"><text:span text:style-name="T1"><text:s text:c="2"/>`Email` varchar(80) DEFAULT NULL,</text:span></text:p>
      <text:p text:style-name="P1"><text:span text:style-name="T1"><text:s text:c="2"/>`Phone` varchar(15) DEFAULT NULL,</text:span></text:p>
      <text:p text:style-name="P1"><text:span text:style-name="T1"><text:s text:c="2"/>`Address` varchar(150) DEFAULT NULL,</text:span></text:p>
      <text:p text:style-name="P1"><text:span text:style-name="T1"><text:s text:c="2"/>`City` varchar(40) DEFAULT NULL,</text:span></text:p>
      <text:p text:style-name="P1"><text:span text:style-name="T1"><text:s text:c="2"/>`Country` varchar(30) DEFAULT NULL,</text:span></text:p>
      <text:p text:style-name="P1"><text:span text:style-name="T1"><text:s text:c="2"/>`Rating` decimal(2,1) DEFAULT NULL,</text:span></text:p>
      <text:p text:style-name="P1"><text:span text:style-name="T1"><text:s text:c="2"/>`CreatedDate` timestamp NULL DEFAULT CURRENT_TIMESTAMP,</text:span></text:p>
      <text:p text:style-name="P1"><text:span text:style-name="T1"><text:s text:c="2"/>PRIMARY KEY (`SupplierID`)</text:span></text:p>
      <text:p text:style-name="P1"><text:span text:style-name="T1">) 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suppliers`</text:span></text:p>
      <text:p text:style-name="P1"><text:span text:style-name="T1">--</text:span></text:p>
      <text:p text:style-name="P1"><text:span text:style-name="T1"/></text:p>
      <text:p text:style-name="P1"><text:span text:style-name="T1">INSERT INTO `suppliers` (`SupplierID`, `CompanyName`, `ContactName`, `Email`, `Phone`, `Address`, `City`, `Country`, `Rating`, `CreatedDate`) VALUES</text:span></text:p>
      <text:p text:style-name="P1"><text:span text:style-name="T1">(1, 'Apple Inc.', 'Tim Cook', 'contact@apple.com', '+1-408-996-1010', '1 Apple Park Way', 'Cupertino', 'USA', 4.8, '2025-05-31 06:03:24'),</text:span></text:p>
      <text:p text:style-name="P1"><text:span text:style-name="T1">(2, 'Samsung Electronics', 'Jong-Hee Han', 'contact@samsung.com', '+82-2-2255-0114', '129 Samsung-ro', 'Seoul', 'South Korea', 4.6, '2025-05-31 06:03:24'),</text:span></text:p>
      <text:p text:style-name="P1"><text:span text:style-name="T1">(3, 'Dell Technologies', 'Michael Dell', 'contact@dell.com', '+1-512-338-4400', '1 Dell Way', 'Austin', 'USA', 4.3, '2025-05-31 06:03:24'),</text:span></text:p>
      <text:p text:style-name="P1"><text:span text:style-name="T1">(4, 'HP Inc.', 'Enrique Lores', 'contact@hp.com', '+1-650-857-1501', '1501 Page Mill Road', 'Palo Alto', 'USA', 4.2, '2025-05-31 06:03:24'),</text:span></text:p>
      <text:p text:style-name="P1"><text:span text:style-name="T1">(5, 'Sony Corporation', 'Kenichiro Yoshida', 'contact@sony.com', '+81-3-6748-2111', '1-7-1 Konan', 'Tokyo', 'Japan', 4.5, '2025-05-31 06:03:24'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useraccesslog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useraccesslog`;</text:span></text:p>
      <text:p text:style-name="P1"><text:span text:style-name="T1">CREATE TABLE IF NOT EXISTS `useraccesslog` (</text:span></text:p>
      <text:p text:style-name="P1"><text:span text:style-name="T1"><text:s text:c="2"/>`LogID` int NOT NULL AUTO_INCREMENT,</text:span></text:p>
      <text:p text:style-name="P1"><text:span text:style-name="T1"><text:s text:c="2"/>`Username` varchar(50) NOT NULL,</text:span></text:p>
      <text:p text:style-name="P1"><text:span text:style-name="T1"><text:s text:c="2"/>`AccessTime` timestamp NULL DEFAULT CURRENT_TIMESTAMP,</text:span></text:p>
      <text:p text:style-name="P1"><text:span text:style-name="T1"><text:s text:c="2"/>`AccessType` varchar(20) NOT NULL,</text:span></text:p>
      <text:p text:style-name="P1"><text:span text:style-name="T1"><text:s text:c="2"/>`TableAccessed` varchar(50) DEFAULT NULL,</text:span></text:p>
      <text:p text:style-name="P1"><text:span text:style-name="T1"><text:s text:c="2"/>`ActionPerformed` varchar(100) DEFAULT NULL,</text:span></text:p>
      <text:p text:style-name="P1"><text:span text:style-name="T1"><text:s text:c="2"/>`IPAddress` varchar(45) DEFAULT NULL,</text:span></text:p>
      <text:p text:style-name="P1"><text:span text:style-name="T1"><text:s text:c="2"/>`Success` tinyint(1) DEFAULT '1',</text:span></text:p>
      <text:p text:style-name="P1"><text:span text:style-name="T1"><text:s text:c="2"/>`ErrorMessage` text,</text:span></text:p>
      <text:p text:style-name="P1"><text:span text:style-name="T1"><text:s text:c="2"/>PRIMARY KEY (`LogID`)</text:span></text:p>
      <text:p text:style-name="P1"><text:span text:style-name="T1">) ENGINE=MyISAM DEFAULT CHARSET=utf8mb4 COLLATE=utf8mb4_0900_ai_ci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Table structure for table `usermanagement`</text:span></text:p>
      <text:p text:style-name="P1"><text:span text:style-name="T1">--</text:span></text:p>
      <text:p text:style-name="P1"><text:span text:style-name="T1"/></text:p>
      <text:p text:style-name="P1"><text:span text:style-name="T1">DROP TABLE IF EXISTS `usermanagement`;</text:span></text:p>
      <text:p text:style-name="P1"><text:span text:style-name="T1">CREATE TABLE IF NOT EXISTS `usermanagement` (</text:span></text:p>
      <text:p text:style-name="P1"><text:span text:style-name="T1"><text:s text:c="2"/>`UserID` int NOT NULL AUTO_INCREMENT,</text:span></text:p>
      <text:p text:style-name="P1"><text:span text:style-name="T1"><text:s text:c="2"/>`Username` varchar(50) NOT NULL,</text:span></text:p>
      <text:p text:style-name="P1"><text:span text:style-name="T1"><text:s text:c="2"/>`FullName` varchar(100) NOT NULL,</text:span></text:p>
      <text:p text:style-name="P1"><text:span text:style-name="T1"><text:s text:c="2"/>`Department` varchar(50) NOT NULL,</text:span></text:p>
      <text:p text:style-name="P1"><text:span text:style-name="T1"><text:s text:c="2"/>`Position` varchar(50) NOT NULL,</text:span></text:p>
      <text:p text:style-name="P1"><text:span text:style-name="T1"><text:s text:c="2"/>`AssignedRole` varchar(50) NOT NULL,</text:span></text:p>
      <text:p text:style-name="P1"><text:span text:style-name="T1"><text:s text:c="2"/>`CreatedDate` timestamp NULL DEFAULT CURRENT_TIMESTAMP,</text:span></text:p>
      <text:p text:style-name="P1"><text:span text:style-name="T1"><text:s text:c="2"/>`LastLoginDate` timestamp NULL DEFAULT NULL,</text:span></text:p>
      <text:p text:style-name="P1"><text:span text:style-name="T1"><text:s text:c="2"/>`IsActive` tinyint(1) DEFAULT '1',</text:span></text:p>
      <text:p text:style-name="P1"><text:span text:style-name="T1"><text:s text:c="2"/>`PasswordExpiryDays` int DEFAULT '90',</text:span></text:p>
      <text:p text:style-name="P1"><text:span text:style-name="T1"><text:s text:c="2"/>`Notes` text,</text:span></text:p>
      <text:p text:style-name="P1"><text:span text:style-name="T1"><text:s text:c="2"/>PRIMARY KEY (`UserID`)</text:span></text:p>
      <text:p text:style-name="P1"><text:span text:style-name="T1">) ENGINE=MyISAM AUTO_INCREMENT=14 DEFAULT CHARSET=utf8mb4 COLLATE=utf8mb4_0900_ai_ci;</text:span></text:p>
      <text:p text:style-name="P1"><text:span text:style-name="T1"/></text:p>
      <text:p text:style-name="P1"><text:span text:style-name="T1">--</text:span></text:p>
      <text:p text:style-name="P1"><text:span text:style-name="T1">-- Dumping data for table `usermanagement`</text:span></text:p>
      <text:p text:style-name="P1"><text:span text:style-name="T1">--</text:span></text:p>
      <text:p text:style-name="P1"><text:span text:style-name="T1"/></text:p>
      <text:p text:style-name="P1"><text:span text:style-name="T1">INSERT INTO `usermanagement` (`UserID`, `Username`, `FullName`, `Department`, `Position`, `AssignedRole`, `CreatedDate`, `LastLoginDate`, `IsActive`, `PasswordExpiryDays`, `Notes`) VALUES</text:span></text:p>
      <text:p text:style-name="P1"><text:span text:style-name="T1">(1, 'admin_marcel', 'Marcel Nzemba', 'IT', 'Database Administrator', 'database_admin', '2025-05-31 07:13:19', NULL, 1, 90, 'System administrator with full access'),</text:span></text:p>
      <text:p text:style-name="P1"><text:span text:style-name="T1">(2, 'manager_alice', 'Alice Manager', 'Management', 'Store Manager', 'store_manager', '2025-05-31 07:13:19', NULL, 1, 90, 'Overall store operations manager'),</text:span></text:p>
      <text:p text:style-name="P1"><text:span text:style-name="T1">(3, 'sales_mgr_bob', 'Bob Sales', 'Sales', 'Sales Manager', 'sales_manager', '2025-05-31 07:13:19', NULL, 1, 90, 'Head of sales department'),</text:span></text:p>
      <text:p text:style-name="P1"><text:span text:style-name="T1">(4, 'sales_carol', 'Carol Associate', 'Sales', 'Sales Associate', 'sales_associate', '2025-05-31 07:13:19', NULL, 1, 90, 'Front-line sales staff'),</text:span></text:p>
      <text:p text:style-name="P1"><text:span text:style-name="T1">(5, 'sales_david', 'David Associate', 'Sales', 'Sales Associate', 'sales_associate', '2025-05-31 07:13:19', NULL, 1, 90, 'Front-line sales staff'),</text:span></text:p>
      <text:p text:style-name="P1"><text:span text:style-name="T1">(6, 'support_emma', 'Emma Support', 'Customer Service', 'Customer Service Rep', 'customer_service', '2025-05-31 07:13:19', NULL, 1, 90, 'Customer support specialist'),</text:span></text:p>
      <text:p text:style-name="P1"><text:span text:style-name="T1">(7, 'inventory_mgr_frank', 'Frank Inventory', 'Inventory', 'Inventory Manager', 'inventory_manager', '2025-05-31 07:13:19', NULL, 1, 90, 'Head of inventory management'),</text:span></text:p>
      <text:p text:style-name="P1"><text:span text:style-name="T1">(8, 'inventory_grace', 'Grace Clerk', 'Inventory', 'Inventory Clerk', 'inventory_clerk', '2025-05-31 07:13:19', NULL, 1, 90, 'Inventory operations staff'),</text:span></text:p>
      <text:p text:style-name="P1"><text:span text:style-name="T1">(9, 'finance_mgr_henry', 'Henry Finance', 'Finance', 'Finance Manager', 'finance_manager', '2025-05-31 07:13:19', NULL, 1, 90, 'Head of finance department'),</text:span></text:p>
      <text:p text:style-name="P1"><text:span text:style-name="T1">(10, 'finance_iris', 'Iris Clerk', 'Finance', 'Finance Clerk', 'finance_clerk', '2025-05-31 07:13:19', NULL, 1, 90, 'Finance operations staff'),</text:span></text:p>
      <text:p text:style-name="P1"><text:span text:style-name="T1">(11, 'it_jack', 'Jack Analyst', 'IT', 'IT Analyst', 'it_analyst', '2025-05-31 07:13:19', NULL, 1, 90, 'System monitoring and analysis'),</text:span></text:p>
      <text:p text:style-name="P1"><text:span text:style-name="T1">(12, 'auditor_kate', 'Kate Auditor', 'Compliance', 'Internal Auditor', 'auditor', '2025-05-31 07:13:19', NULL, 1, 90, 'Compliance and audit specialist'),</text:span></text:p>
      <text:p text:style-name="P1"><text:span text:style-name="T1">(13, 'customer_test', 'Test Customer', 'External', 'Customer', 'customer_role', '2025-05-31 07:13:19', NULL, 1, 90, 'Test account for customer functionality'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and-in structure for view `vw_allcontacts`</text:span></text:p>
      <text:p text:style-name="P1"><text:span text:style-name="T1">-- (See below for the actual view)</text:span></text:p>
      <text:p text:style-name="P1"><text:span text:style-name="T1">--</text:span></text:p>
      <text:p text:style-name="P1"><text:span text:style-name="T1">DROP VIEW IF EXISTS `vw_allcontacts`;</text:span></text:p>
      <text:p text:style-name="P1"><text:span text:style-name="T1">CREATE TABLE IF NOT EXISTS `vw_allcontacts` (</text:span></text:p>
      <text:p text:style-name="P1"><text:span text:style-name="T1">`ContactType` varchar(8)</text:span></text:p>
      <text:p text:style-name="P1"><text:span text:style-name="T1">,`DateAdded` datetime</text:span></text:p>
      <text:p text:style-name="P1"><text:span text:style-name="T1">,`Email` varchar(80)</text:span></text:p>
      <text:p text:style-name="P1"><text:span text:style-name="T1">,`FullName` varchar(61)</text:span></text:p>
      <text:p text:style-name="P1"><text:span text:style-name="T1">,`ID` int</text:span></text:p>
      <text:p text:style-name="P1"><text:span text:style-name="T1">,`Phone` varchar(15)</text:span></text:p>
      <text:p text:style-name="P1"><text:span text:style-name="T1">,`Status` varchar(73)</text:span></text:p>
      <text:p text:style-name="P1"><text:span text:style-name="T1">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and-in structure for view `vw_lowstockalert`</text:span></text:p>
      <text:p text:style-name="P1"><text:span text:style-name="T1">-- (See below for the actual view)</text:span></text:p>
      <text:p text:style-name="P1"><text:span text:style-name="T1">--</text:span></text:p>
      <text:p text:style-name="P1"><text:span text:style-name="T1">DROP VIEW IF EXISTS `vw_lowstockalert`;</text:span></text:p>
      <text:p text:style-name="P1"><text:span text:style-name="T1">CREATE TABLE IF NOT EXISTS `vw_lowstockalert` (</text:span></text:p>
      <text:p text:style-name="P1"><text:span text:style-name="T1">`CategoryName` varchar(50)</text:span></text:p>
      <text:p text:style-name="P1"><text:span text:style-name="T1">,`ProductID` int</text:span></text:p>
      <text:p text:style-name="P1"><text:span text:style-name="T1">,`ProductName` varchar(120)</text:span></text:p>
      <text:p text:style-name="P1"><text:span text:style-name="T1">,`ProfitMargin` decimal(17,2)</text:span></text:p>
      <text:p text:style-name="P1"><text:span text:style-name="T1">,`PurchaseCost` decimal(10,2)</text:span></text:p>
      <text:p text:style-name="P1"><text:span text:style-name="T1">,`QuantityInStock` int</text:span></text:p>
      <text:p text:style-name="P1"><text:span text:style-name="T1">,`ReorderLevel` int</text:span></text:p>
      <text:p text:style-name="P1"><text:span text:style-name="T1">,`SellPrice` decimal(10,2)</text:span></text:p>
      <text:p text:style-name="P1"><text:span text:style-name="T1">,`SKU` varchar(30)</text:span></text:p>
      <text:p text:style-name="P1"><text:span text:style-name="T1">,`StockDeficit` bigint</text:span></text:p>
      <text:p text:style-name="P1"><text:span text:style-name="T1">,`SupplierName` varchar(80)</text:span></text:p>
      <text:p text:style-name="P1"><text:span text:style-name="T1">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and-in structure for view `vw_ordersummary`</text:span></text:p>
      <text:p text:style-name="P1"><text:span text:style-name="T1">-- (See below for the actual view)</text:span></text:p>
      <text:p text:style-name="P1"><text:span text:style-name="T1">--</text:span></text:p>
      <text:p text:style-name="P1"><text:span text:style-name="T1">DROP VIEW IF EXISTS `vw_ordersummary`;</text:span></text:p>
      <text:p text:style-name="P1"><text:span text:style-name="T1">CREATE TABLE IF NOT EXISTS `vw_ordersummary` (</text:span></text:p>
      <text:p text:style-name="P1"><text:span text:style-name="T1">`CustomerEmail` varchar(80)</text:span></text:p>
      <text:p text:style-name="P1"><text:span text:style-name="T1">,`CustomerName` varchar(61)</text:span></text:p>
      <text:p text:style-name="P1"><text:span text:style-name="T1">,`ItemCount` bigint</text:span></text:p>
      <text:p text:style-name="P1"><text:span text:style-name="T1">,`OrderDate` timestamp</text:span></text:p>
      <text:p text:style-name="P1"><text:span text:style-name="T1">,`OrderID` int</text:span></text:p>
      <text:p text:style-name="P1"><text:span text:style-name="T1">,`OrderStatus` enum('Pending','Processing','Shipped','Delivered','Cancelled')</text:span></text:p>
      <text:p text:style-name="P1"><text:span text:style-name="T1">,`PaymentStatus` enum('Pending','Paid','Refunded')</text:span></text:p>
      <text:p text:style-name="P1"><text:span text:style-name="T1">,`ShippingAddress` varchar(154)</text:span></text:p>
      <text:p text:style-name="P1"><text:span text:style-name="T1">,`TotalAmount` decimal(10,2)</text:span></text:p>
      <text:p text:style-name="P1"><text:span text:style-name="T1">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and-in structure for view `vw_productdetails`</text:span></text:p>
      <text:p text:style-name="P1"><text:span text:style-name="T1">-- (See below for the actual view)</text:span></text:p>
      <text:p text:style-name="P1"><text:span text:style-name="T1">--</text:span></text:p>
      <text:p text:style-name="P1"><text:span text:style-name="T1">DROP VIEW IF EXISTS `vw_productdetails`;</text:span></text:p>
      <text:p text:style-name="P1"><text:span text:style-name="T1">CREATE TABLE IF NOT EXISTS `vw_productdetails` (</text:span></text:p>
      <text:p text:style-name="P1"><text:span text:style-name="T1">`CategoryName` varchar(50)</text:span></text:p>
      <text:p text:style-name="P1"><text:span text:style-name="T1">,`Description` text</text:span></text:p>
      <text:p text:style-name="P1"><text:span text:style-name="T1">,`IsActive` tinyint(1)</text:span></text:p>
      <text:p text:style-name="P1"><text:span text:style-name="T1">,`Price` decimal(10,2)</text:span></text:p>
      <text:p text:style-name="P1"><text:span text:style-name="T1">,`ProductID` int</text:span></text:p>
      <text:p text:style-name="P1"><text:span text:style-name="T1">,`ProductName` varchar(120)</text:span></text:p>
      <text:p text:style-name="P1"><text:span text:style-name="T1">,`QuantityInStock` int</text:span></text:p>
      <text:p text:style-name="P1"><text:span text:style-name="T1">,`ReorderLevel` int</text:span></text:p>
      <text:p text:style-name="P1"><text:span text:style-name="T1">,`SKU` varchar(30)</text:span></text:p>
      <text:p text:style-name="P1"><text:span text:style-name="T1">,`StockStatus` varchar(12)</text:span></text:p>
      <text:p text:style-name="P1"><text:span text:style-name="T1">,`SupplierContact` varchar(60)</text:span></text:p>
      <text:p text:style-name="P1"><text:span text:style-name="T1">,`SupplierCountry` varchar(30)</text:span></text:p>
      <text:p text:style-name="P1"><text:span text:style-name="T1">,`SupplierName` varchar(80)</text:span></text:p>
      <text:p text:style-name="P1"><text:span text:style-name="T1">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and-in structure for view `vw_topproductsanalysis`</text:span></text:p>
      <text:p text:style-name="P1"><text:span text:style-name="T1">-- (See below for the actual view)</text:span></text:p>
      <text:p text:style-name="P1"><text:span text:style-name="T1">--</text:span></text:p>
      <text:p text:style-name="P1"><text:span text:style-name="T1">DROP VIEW IF EXISTS `vw_topproductsanalysis`;</text:span></text:p>
      <text:p text:style-name="P1"><text:span text:style-name="T1">CREATE TABLE IF NOT EXISTS `vw_topproductsanalysis` (</text:span></text:p>
      <text:p text:style-name="P1"><text:span text:style-name="T1">`AverageRating` decimal(13,2)</text:span></text:p>
      <text:p text:style-name="P1"><text:span text:style-name="T1">,`CategoryName` varchar(50)</text:span></text:p>
      <text:p text:style-name="P1"><text:span text:style-name="T1">,`CreatedDate` timestamp</text:span></text:p>
      <text:p text:style-name="P1"><text:span text:style-name="T1">,`Price` decimal(10,2)</text:span></text:p>
      <text:p text:style-name="P1"><text:span text:style-name="T1">,`ProductID` int</text:span></text:p>
      <text:p text:style-name="P1"><text:span text:style-name="T1">,`ProductName` varchar(120)</text:span></text:p>
      <text:p text:style-name="P1"><text:span text:style-name="T1">,`QuantityInStock` int</text:span></text:p>
      <text:p text:style-name="P1"><text:span text:style-name="T1">,`ReviewCount` bigint</text:span></text:p>
      <text:p text:style-name="P1"><text:span text:style-name="T1">,`SKU` varchar(30)</text:span></text:p>
      <text:p text:style-name="P1"><text:span text:style-name="T1">,`TotalQuantitySold` decimal(32,0)</text:span></text:p>
      <text:p text:style-name="P1"><text:span text:style-name="T1">,`TotalRevenue` decimal(32,2)</text:span></text:p>
      <text:p text:style-name="P1"><text:span text:style-name="T1">)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ructure for view `vw_allcontacts`</text:span></text:p>
      <text:p text:style-name="P1"><text:span text:style-name="T1">--</text:span></text:p>
      <text:p text:style-name="P1"><text:span text:style-name="T1">DROP TABLE IF EXISTS `vw_allcontacts`;</text:span></text:p>
      <text:p text:style-name="P1"><text:span text:style-name="T1"/></text:p>
      <text:p text:style-name="P1"><text:span text:style-name="T1">DROP VIEW IF EXISTS `vw_allcontacts`;</text:span></text:p>
      <text:p text:style-name="P1"><text:span text:style-name="T1">CREATE ALGORITHM=UNDEFINED DEFINER=`root`@`localhost` SQL SECURITY DEFINER VIEW `vw_allcontacts`<text:s text:c="2"/>AS SELECT 'Customer' AS `ContactType`, `customers`.`CustomerID` AS `ID`, concat(`customers`.`FirstName`,' ',`customers`.`LastName`) AS `FullName`, `customers`.`Email` AS `Email`, `customers`.`Phone` AS `Phone`, 'Active Customer' AS `Status`, `customers`.`RegistrationDate` AS `DateAdded` FROM `customers` WHERE ((`customers`.`IsActive` = true) AND ((`customers`.`Email` like '%@%.%') OR (`customers`.`Phone` is not null)))union select 'Employee' AS `ContactType`,`employees`.`EmployeeID` AS `ID`,concat(`employees`.`FirstName`,' ',`employees`.`LastName`) AS `FullName`,`employees`.`Email` AS `Email`,NULL AS `Phone`,concat(`employees`.`Position`,' - ',`employees`.`Department`) AS `Status`,`employees`.`HireDate` AS `DateAdded` from `employees` where ((`employees`.`IsActive` = true) and (`employees`.`Email` is not null)) order by `ContactType`,`FullName`<text:s text:c="2"/>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ructure for view `vw_lowstockalert`</text:span></text:p>
      <text:p text:style-name="P1"><text:span text:style-name="T1">--</text:span></text:p>
      <text:p text:style-name="P1"><text:span text:style-name="T1">DROP TABLE IF EXISTS `vw_lowstockalert`;</text:span></text:p>
      <text:p text:style-name="P1"><text:span text:style-name="T1"/></text:p>
      <text:p text:style-name="P1"><text:span text:style-name="T1">DROP VIEW IF EXISTS `vw_lowstockalert`;</text:span></text:p>
      <text:p text:style-name="P1"><text:span text:style-name="T1">CREATE ALGORITHM=UNDEFINED DEFINER=`root`@`localhost` SQL SECURITY DEFINER VIEW `vw_lowstockalert`<text:s text:c="2"/>AS SELECT `p`.`ProductID` AS `ProductID`, `p`.`ProductName` AS `ProductName`, `p`.`SKU` AS `SKU`, `c`.`CategoryName` AS `CategoryName`, `s`.`CompanyName` AS `SupplierName`, `i`.`QuantityInStock` AS `QuantityInStock`, `i`.`ReorderLevel` AS `ReorderLevel`, (`i`.`ReorderLevel` - `i`.`QuantityInStock`) AS `StockDeficit`, `i`.`PurchaseCost` AS `PurchaseCost`, `p`.`Price` AS `SellPrice`, round((((`p`.`Price` - `i`.`PurchaseCost`) / `i`.`PurchaseCost`) * 100),2) AS `ProfitMargin` FROM (((`products` `p` join `categories` `c` on((`p`.`CategoryID` = `c`.`CategoryID`))) join `suppliers` `s` on((`p`.`SupplierID` = `s`.`SupplierID`))) join `inventory` `i` on((`p`.`ProductID` = `i`.`ProductID`))) WHERE ((`p`.`IsActive` = true) AND (`i`.`QuantityInStock` &lt;= `i`.`ReorderLevel`) AND (`i`.`QuantityInStock` &gt;= 0)) ORDER BY (`i`.`ReorderLevel` - `i`.`QuantityInStock`) DESC, `p`.`ProductName` ASC 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ructure for view `vw_ordersummary`</text:span></text:p>
      <text:p text:style-name="P1"><text:span text:style-name="T1">--</text:span></text:p>
      <text:p text:style-name="P1"><text:span text:style-name="T1">DROP TABLE IF EXISTS `vw_ordersummary`;</text:span></text:p>
      <text:p text:style-name="P1"><text:span text:style-name="T1"/></text:p>
      <text:p text:style-name="P1"><text:span text:style-name="T1">DROP VIEW IF EXISTS `vw_ordersummary`;</text:span></text:p>
      <text:p text:style-name="P1"><text:span text:style-name="T1">CREATE ALGORITHM=UNDEFINED DEFINER=`root`@`localhost` SQL SECURITY DEFINER VIEW `vw_ordersummary`<text:s text:c="2"/>AS SELECT `o`.`OrderID` AS `OrderID`, concat(`c`.`FirstName`,' ',`c`.`LastName`) AS `CustomerName`, `c`.`Email` AS `CustomerEmail`, `o`.`OrderDate` AS `OrderDate`, `o`.`TotalAmount` AS `TotalAmount`, `o`.`OrderStatus` AS `OrderStatus`, `o`.`PaymentStatus` AS `PaymentStatus`, count(`oi`.`OrderItemID`) AS `ItemCount`, concat(`sa`.`AddressLine1`,', ',`sa`.`City`,', ',`sa`.`Country`) AS `ShippingAddress` FROM (((`orders` `o` join `customers` `c` on((`o`.`CustomerID` = `c`.`CustomerID`))) join `orderitems` `oi` on((`o`.`OrderID` = `oi`.`OrderID`))) join `shippingaddresses` `sa` on((`o`.`ShippingAddressID` = `sa`.`AddressID`))) WHERE (`o`.`OrderDate` &gt;= (curdate() - interval 1 year)) GROUP BY `o`.`OrderID`, `c`.`FirstName`, `c`.`LastName`, `c`.`Email`, `o`.`OrderDate`, `o`.`TotalAmount`, `o`.`OrderStatus`, `o`.`PaymentStatus`, `sa`.`AddressLine1`, `sa`.`City`, `sa`.`Country` ORDER BY `o`.`OrderDate` DESC 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ructure for view `vw_productdetails`</text:span></text:p>
      <text:p text:style-name="P1"><text:span text:style-name="T1">--</text:span></text:p>
      <text:p text:style-name="P1"><text:span text:style-name="T1">DROP TABLE IF EXISTS `vw_productdetails`;</text:span></text:p>
      <text:p text:style-name="P1"><text:span text:style-name="T1"/></text:p>
      <text:p text:style-name="P1"><text:span text:style-name="T1">DROP VIEW IF EXISTS `vw_productdetails`;</text:span></text:p>
      <text:p text:style-name="P1"><text:span text:style-name="T1">CREATE ALGORITHM=UNDEFINED DEFINER=`root`@`localhost` SQL SECURITY DEFINER VIEW `vw_productdetails`<text:s text:c="2"/>AS SELECT `p`.`ProductID` AS `ProductID`, `p`.`ProductName` AS `ProductName`, `p`.`SKU` AS `SKU`, `p`.`Price` AS `Price`, `p`.`Description` AS `Description`, `c`.`CategoryName` AS `CategoryName`, `s`.`CompanyName` AS `SupplierName`, `s`.`ContactName` AS `SupplierContact`, `s`.`Country` AS `SupplierCountry`, `i`.`QuantityInStock` AS `QuantityInStock`, `i`.`ReorderLevel` AS `ReorderLevel`, (case when (`i`.`QuantityInStock` &lt;= `i`.`ReorderLevel`) then 'Low Stock' when (`i`.`QuantityInStock` &lt;= (`i`.`ReorderLevel` * 2)) then 'Medium Stock' else 'High Stock' end) AS `StockStatus`, `p`.`IsActive` AS `IsActive` FROM (((`products` `p` join `categories` `c` on((`p`.`CategoryID` = `c`.`CategoryID`))) join `suppliers` `s` on((`p`.`SupplierID` = `s`.`SupplierID`))) left join `inventory` `i` on((`p`.`ProductID` = `i`.`ProductID`))) WHERE ((`p`.`IsActive` = true) AND (`c`.`IsActive` = true) AND (`p`.`Price` between 1.00 and 50000.00)) ORDER BY `c`.`CategoryName` ASC, `p`.`ProductName` ASC ;</text:span></text:p>
      <text:p text:style-name="P1"><text:span text:style-name="T1"/></text:p>
      <text:p text:style-name="P1"><text:span text:style-name="T1">-- --------------------------------------------------------</text:span></text:p>
      <text:p text:style-name="P1"><text:span text:style-name="T1"/></text:p>
      <text:p text:style-name="P1"><text:span text:style-name="T1">--</text:span></text:p>
      <text:p text:style-name="P1"><text:span text:style-name="T1">-- Structure for view `vw_topproductsanalysis`</text:span></text:p>
      <text:p text:style-name="P1"><text:span text:style-name="T1">--</text:span></text:p>
      <text:p text:style-name="P1"><text:span text:style-name="T1">DROP TABLE IF EXISTS `vw_topproductsanalysis`;</text:span></text:p>
      <text:p text:style-name="P1"><text:span text:style-name="T1"/></text:p>
      <text:p text:style-name="P1"><text:span text:style-name="T1">DROP VIEW IF EXISTS `vw_topproductsanalysis`;</text:span></text:p>
      <text:p text:style-name="P1"><text:span text:style-name="T1">CREATE ALGORITHM=UNDEFINED DEFINER=`root`@`localhost` SQL SECURITY DEFINER VIEW `vw_topproductsanalysis`<text:s text:c="2"/>AS SELECT `p`.`ProductID` AS `ProductID`, `p`.`ProductName` AS `ProductName`, `p`.`SKU` AS `SKU`, `p`.`Price` AS `Price`, `c`.`CategoryName` AS `CategoryName`, (select round(avg(`r`.`Rating`),2) from `reviews` `r` where (`r`.`ProductID` = `p`.`ProductID`)) AS `AverageRating`, (select coalesce(sum(`oi`.`Quantity`),0) from `orderitems` `oi` where (`oi`.`ProductID` = `p`.`ProductID`)) AS `TotalQuantitySold`, (select coalesce(sum(`oi`.`TotalPrice`),0) from `orderitems` `oi` where (`oi`.`ProductID` = `p`.`ProductID`)) AS `TotalRevenue`, (select count(0) from `reviews` `r` where (`r`.`ProductID` = `p`.`ProductID`)) AS `ReviewCount`, `i`.`QuantityInStock` AS `QuantityInStock`, `p`.`CreatedDate` AS `CreatedDate` FROM ((`products` `p` join `categories` `c` on((`p`.`CategoryID` = `c`.`CategoryID`))) left join `inventory` `i` on((`p`.`ProductID` = `i`.`ProductID`))) WHERE ((`p`.`IsActive` = true) AND (`p`.`Price` between 100.00 and 5000.00) AND exists(select 1 from `reviews` `r` where ((`r`.`ProductID` = `p`.`ProductID`) AND (`r`.`Rating` &gt;= 4))) AND exists(select 1 from `orderitems` `oi` where (`oi`.`ProductID` = `p`.`ProductID`)) AND ((select avg(`r`.`Rating`) from `reviews` `r` where (`r`.`ProductID` = `p`.`ProductID`)) &gt; (select avg(`reviews`.`Rating`) from `reviews`))) ORDER BY (select round(avg(`r`.`Rating`),2) from `reviews` `r` where (`r`.`ProductID` = `p`.`ProductID`)) DESC, (select coalesce(sum(`oi`.`TotalPrice`),0) from `orderitems` `oi` where (`oi`.`ProductID` = `p`.`ProductID`)) DESC ;</text:span></text:p>
      <text:p text:style-name="P1"><text:span text:style-name="T1">COMMIT;</text:span></text:p>
      <text:p text:style-name="P1"><text:span text:style-name="T1"/></text:p>
      <text:p text:style-name="P1"><text:span text:style-name="T1">/*!40101 SET CHARACTER_SET_CLIENT=@OLD_CHARACTER_SET_CLIENT */;</text:span></text:p>
      <text:p text:style-name="P1"><text:span text:style-name="T1">/*!40101 SET CHARACTER_SET_RESULTS=@OLD_CHARACTER_SET_RESULTS */;</text:span></text:p>
      <text:p text:style-name="P1"><text:span text:style-name="T1">/*!40101 SET COLLATION_CONNECTION=@OLD_COLLATION_CONNECTION */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